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Unicode MS1" svg:font-family="'Arial Unicode MS'" style:font-family-generic="swiss"/>
    <style:font-face style:name="Helv Kaz" svg:font-family="'Helv Kaz'" style:font-family-generic="system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7" style:family="table" style:master-page-name="First_20_Page">
      <style:table-properties style:width="16.651cm" style:page-number="auto" table:align="center" style:writing-mode="page"/>
    </style:style>
    <style:style style:name="Таблица27.A" style:family="table-column">
      <style:table-column-properties style:column-width="8.34cm"/>
    </style:style>
    <style:style style:name="Таблица27.B" style:family="table-column">
      <style:table-column-properties style:column-width="0.457cm"/>
    </style:style>
    <style:style style:name="Таблица27.C" style:family="table-column">
      <style:table-column-properties style:column-width="7.855cm"/>
    </style:style>
    <style:style style:name="Таблица27.A1" style:family="table-cell">
      <style:table-cell-properties fo:padding-left="0.191cm" fo:padding-right="0.191cm" fo:padding-top="0cm" fo:padding-bottom="0cm" fo:border="none" style:writing-mode="lr-tb"/>
    </style:style>
    <style:style style:name="Таблица27.2" style:family="table-row">
      <style:table-row-properties style:min-row-height="0.937cm" style:use-optimal-row-height="false"/>
    </style:style>
    <style:style style:name="Таблица27.3" style:family="table-row">
      <style:table-row-properties style:min-row-height="0.556cm" style:use-optimal-row-height="false"/>
    </style:style>
    <style:style style:name="Таблица27.4" style:family="table-row">
      <style:table-row-properties style:min-row-height="0.513cm" style:use-optimal-row-height="false"/>
    </style:style>
    <style:style style:name="Таблица28" style:family="table" style:master-page-name="First_20_Page">
      <style:table-properties style:width="16.651cm" style:page-number="auto" table:align="center" style:writing-mode="page"/>
    </style:style>
    <style:style style:name="Таблица28.A" style:family="table-column">
      <style:table-column-properties style:column-width="8.34cm"/>
    </style:style>
    <style:style style:name="Таблица28.B" style:family="table-column">
      <style:table-column-properties style:column-width="0.457cm"/>
    </style:style>
    <style:style style:name="Таблица28.C" style:family="table-column">
      <style:table-column-properties style:column-width="7.855cm"/>
    </style:style>
    <style:style style:name="Таблица28.A1" style:family="table-cell">
      <style:table-cell-properties fo:padding-left="0.191cm" fo:padding-right="0.191cm" fo:padding-top="0cm" fo:padding-bottom="0cm" fo:border="none" style:writing-mode="lr-tb"/>
    </style:style>
    <style:style style:name="Таблица28.2" style:family="table-row">
      <style:table-row-properties style:min-row-height="0.937cm" style:use-optimal-row-height="false"/>
    </style:style>
    <style:style style:name="Таблица28.3" style:family="table-row">
      <style:table-row-properties style:min-row-height="0.556cm" style:use-optimal-row-height="false"/>
    </style:style>
    <style:style style:name="Таблица28.4" style:family="table-row">
      <style:table-row-properties style:min-row-height="0.513cm" style:use-optimal-row-height="false"/>
    </style:style>
    <style:style style:name="Таблица_5f_Сокращения" style:display-name="Таблица_Сокращения" style:family="table">
      <style:table-properties style:width="16.997cm" fo:margin-top="0cm" fo:margin-bottom="0cm" table:align="left" style:writing-mode="lr-tb"/>
    </style:style>
    <style:style style:name="Таблица_5f_Сокращения.A" style:display-name="Таблица_Сокращения.A" style:family="table-column">
      <style:table-column-properties style:column-width="4.5cm"/>
    </style:style>
    <style:style style:name="Таблица_5f_Сокращения.B" style:display-name="Таблица_Сокращения.B" style:family="table-column">
      <style:table-column-properties style:column-width="12.497cm"/>
    </style:style>
    <style:style style:name="Таблица_5f_Сокращения.1" style:display-name="Таблица_Сокращения.1" style:family="table-row">
      <style:table-row-properties fo:keep-together="auto"/>
    </style:style>
    <style:style style:name="Таблица_5f_Сокращения.A1" style:display-name="Таблица_Сокращения.A1" style:family="table-cell">
      <style:table-cell-properties fo:padding-left="0.199cm" fo:padding-right="0.191cm" fo:padding-top="0cm" fo:padding-bottom="0cm" fo:border-left="1pt solid #00000a" fo:border-right="none" fo:border-top="1pt solid #00000a" fo:border-bottom="1pt solid #00000a"/>
    </style:style>
    <style:style style:name="Таблица_5f_Сокращения.B1" style:display-name="Таблица_Сокращения.B1" style:family="table-cell">
      <style:table-cell-properties fo:padding-left="0.199cm" fo:padding-right="0.191cm" fo:padding-top="0cm" fo:padding-bottom="0cm" fo:border="1pt solid #00000a"/>
    </style:style>
    <style:style style:name="Таблица_5f_Сокращения.A2" style:display-name="Таблица_Сокращения.A2" style:family="table-cell">
      <style:table-cell-properties fo:padding-left="0.199cm" fo:padding-right="0.191cm" fo:padding-top="0cm" fo:padding-bottom="0cm" fo:border="0.5pt solid #00000a"/>
    </style:style>
    <style:style style:name="Таблица_5f_Сокращения.4" style:display-name="Таблица_Сокращения.4" style:family="table-row">
      <style:table-row-properties style:min-row-height="0.441cm" fo:keep-together="auto"/>
    </style:style>
    <style:style style:name="Таблица_5f_Сокращения.A7" style:display-name="Таблица_Сокращения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Таблица13" style:family="table">
      <style:table-properties style:width="17cm" table:align="margins" style:writing-mode="lr-tb"/>
    </style:style>
    <style:style style:name="Таблица13.A" style:family="table-column">
      <style:table-column-properties style:column-width="1.503cm" style:rel-column-width="5793*"/>
    </style:style>
    <style:style style:name="Таблица13.B" style:family="table-column">
      <style:table-column-properties style:column-width="10.795cm" style:rel-column-width="41613*"/>
    </style:style>
    <style:style style:name="Таблица13.C" style:family="table-column">
      <style:table-column-properties style:column-width="4.703cm" style:rel-column-width="18129*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7cm" table:align="margins" style:writing-mode="lr-tb"/>
    </style:style>
    <style:style style:name="Таблица26.A" style:family="table-column">
      <style:table-column-properties style:column-width="1.302cm" style:rel-column-width="5018*"/>
    </style:style>
    <style:style style:name="Таблица26.B" style:family="table-column">
      <style:table-column-properties style:column-width="3.799cm" style:rel-column-width="14646*"/>
    </style:style>
    <style:style style:name="Таблица26.C" style:family="table-column">
      <style:table-column-properties style:column-width="7.648cm" style:rel-column-width="29483*"/>
    </style:style>
    <style:style style:name="Таблица26.D" style:family="table-column">
      <style:table-column-properties style:column-width="4.251cm" style:rel-column-width="16388*"/>
    </style:style>
    <style:style style:name="Таблица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7cm" table:align="margins" style:writing-mode="lr-tb"/>
    </style:style>
    <style:style style:name="Таблица29.A" style:family="table-column">
      <style:table-column-properties style:column-width="1.397cm" style:rel-column-width="5385*"/>
    </style:style>
    <style:style style:name="Таблица29.B" style:family="table-column">
      <style:table-column-properties style:column-width="4.604cm" style:rel-column-width="17747*"/>
    </style:style>
    <style:style style:name="Таблица29.C" style:family="table-column">
      <style:table-column-properties style:column-width="4.202cm" style:rel-column-width="16196*"/>
    </style:style>
    <style:style style:name="Таблица29.D" style:family="table-column">
      <style:table-column-properties style:column-width="6.798cm" style:rel-column-width="26207*"/>
    </style:style>
    <style:style style:name="Таблица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9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9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0.995cm" style:rel-column-width="3835*"/>
    </style:style>
    <style:style style:name="Таблица1.B" style:family="table-column">
      <style:table-column-properties style:column-width="3.81cm" style:rel-column-width="14687*"/>
    </style:style>
    <style:style style:name="Таблица1.C" style:family="table-column">
      <style:table-column-properties style:column-width="4.794cm" style:rel-column-width="18481*"/>
    </style:style>
    <style:style style:name="Таблица1.D" style:family="table-column">
      <style:table-column-properties style:column-width="7.401cm" style:rel-column-width="28532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995cm" fo:margin-top="0cm" fo:margin-bottom="0cm" table:align="left" style:writing-mode="lr-tb"/>
    </style:style>
    <style:style style:name="Таблица2.A" style:family="table-column">
      <style:table-column-properties style:column-width="4.5cm"/>
    </style:style>
    <style:style style:name="Таблица2.B" style:family="table-column">
      <style:table-column-properties style:column-width="12.4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-left="1pt solid #00000a" fo:border-right="none" fo:border-top="1pt solid #00000a" fo:border-bottom="1pt solid #00000a"/>
    </style:style>
    <style:style style:name="Таблица2.B1" style:family="table-cell">
      <style:table-cell-properties fo:padding-left="0.199cm" fo:padding-right="0.191cm" fo:padding-top="0cm" fo:padding-bottom="0cm" fo:border="1pt solid #00000a"/>
    </style:style>
    <style:style style:name="Таблица2.A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Таблица2.A3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fo:margin-top="0.494cm" fo:margin-bottom="0cm" loext:contextual-spacing="false" fo:text-align="center" style:justify-single-word="false"/>
    </style:style>
    <style:style style:name="P6" style:family="paragraph" style:parent-style-name="First_20_line_20_indent">
      <style:paragraph-properties style:writing-mode="lr-tb"/>
    </style:style>
    <style:style style:name="P7" style:family="paragraph" style:parent-style-name="First_20_line_20_indent">
      <style:paragraph-properties style:writing-mode="lr-tb"/>
      <style:text-properties fo:language="ru" fo:country="RU"/>
    </style:style>
    <style:style style:name="P8" style:family="paragraph" style:parent-style-name="First_20_line_20_indent">
      <style:paragraph-properties style:writing-mode="lr-tb"/>
      <style:text-properties fo:language="ru" fo:country="RU" officeooo:paragraph-rsid="00239b8a"/>
    </style:style>
    <style:style style:name="P9" style:family="paragraph" style:parent-style-name="Body_20_Text_20_Indent">
      <style:paragraph-properties style:writing-mode="lr-tb"/>
    </style:style>
    <style:style style:name="P10" style:family="paragraph" style:parent-style-name="Title_5f_1">
      <style:paragraph-properties fo:break-before="page"/>
      <style:text-properties style:font-name="Times New Roman1"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2" style:family="paragraph" style:parent-style-name="Title_5f_2">
      <style:text-properties style:font-name="Times New Roman1" fo:font-size="14pt" style:font-size-asian="14pt" style:font-size-complex="14pt"/>
    </style:style>
    <style:style style:name="P13" style:family="paragraph" style:parent-style-name="Title_5f_2">
      <style:text-properties style:font-name="Times New Roman1" fo:font-size="14pt" style:font-size-asian="14pt" style:font-name-complex="Times New Roman1" style:font-size-complex="14pt"/>
    </style:style>
    <style:style style:name="P14" style:family="paragraph" style:parent-style-name="Обычный">
      <style:paragraph-properties fo:margin-left="1.251cm" fo:margin-right="0cm" fo:text-indent="0cm" style:auto-text-indent="false">
        <style:tab-stops/>
      </style:paragraph-properties>
      <style:text-properties style:font-name="Times New Roman1" fo:font-size="14pt" style:font-size-asian="14pt" style:font-name-complex="Times New Roman1" style:font-size-complex="14pt"/>
    </style:style>
    <style:style style:name="P15" style:family="paragraph" style:parent-style-name="Title_5f_1">
      <style:text-properties style:font-name="Times New Roman1" fo:font-size="14pt" style:font-size-asian="14pt" style:font-size-complex="14pt"/>
    </style:style>
    <style:style style:name="P16" style:family="paragraph" style:parent-style-name="Standard">
      <style:paragraph-properties fo:margin-top="0.55cm" fo:margin-bottom="0cm" loext:contextual-spacing="false" fo:text-align="center" style:justify-single-word="false" style:writing-mode="page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200" officeooo:paragraph-rsid="00210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27fb72" officeooo:paragraph-rsid="0027fb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margin-left="0cm" fo:margin-right="-0.005cm" fo:line-height="100%" fo:text-align="start" style:justify-single-word="false" fo:text-indent="-0.032cm" style:auto-text-indent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itle_5f_4">
      <style:paragraph-properties fo:margin-left="1.501cm" fo:margin-right="0.998cm" fo:text-indent="0cm" style:auto-text-indent="false" style:writing-mode="lr-tb">
        <style:tab-stops/>
      </style:paragraph-properties>
      <style:text-properties style:font-name="Times New Roman1"/>
    </style:style>
    <style:style style:name="P28" style:family="paragraph" style:parent-style-name="First_20_line_20_indent">
      <style:text-properties fo:font-size="14pt" style:font-size-asian="14pt" style:font-size-complex="14pt"/>
    </style:style>
    <style:style style:name="P29" style:family="paragraph" style:parent-style-name="First_20_line_20_indent">
      <style:text-properties fo:language="ru" fo:country="RU"/>
    </style:style>
    <style:style style:name="P30" style:family="paragraph" style:parent-style-name="Body_20_Text_20_Indent">
      <style:text-properties fo:font-weight="bold" style:font-weight-asian="bold"/>
    </style:style>
    <style:style style:name="P31" style:family="paragraph" style:parent-style-name="Body_20_Text_20_Indent"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.499cm" loext:contextual-spacing="false" fo:line-height="150%" fo:text-align="justify" style:justify-single-word="false" fo:text-indent="1.27cm" style:auto-text-indent="false" style:writing-mode="page"/>
      <style:text-properties fo:language="en" fo:country="US" officeooo:rsid="002e3631" officeooo:paragraph-rsid="002e3631"/>
    </style:style>
    <style:style style:name="P33" style:family="paragraph" style:parent-style-name="Text_20_body" style:master-page-name="">
      <style:paragraph-properties fo:margin-left="0cm" fo:margin-right="0cm" fo:margin-top="0cm" fo:margin-bottom="0.499cm" loext:contextual-spacing="false" fo:line-height="150%" fo:text-align="justify" style:justify-single-word="false" fo:text-indent="1.27cm" style:auto-text-indent="false" style:page-number="auto" style:writing-mode="page"/>
      <style:text-properties officeooo:paragraph-rsid="002e3631"/>
    </style:style>
    <style:style style:name="P34" style:family="paragraph" style:parent-style-name="Название_20_таблицы">
      <style:text-properties officeooo:paragraph-rsid="00239b8a"/>
    </style:style>
    <style:style style:name="P35" style:family="paragraph" style:parent-style-name="Title_5f_4" style:master-page-name="First_20_Page">
      <style:paragraph-properties fo:margin-left="1.501cm" fo:margin-right="0.998cm" fo:text-indent="0cm" style:auto-text-indent="false" style:page-number="auto" style:writing-mode="lr-tb">
        <style:tab-stops/>
      </style:paragraph-properties>
      <style:text-properties style:font-name="Times New Roman1"/>
    </style:style>
    <style:style style:name="P36" style:family="paragraph" style:parent-style-name="Title_5f_4">
      <style:paragraph-properties fo:margin-left="1.501cm" fo:margin-right="0.998cm" fo:text-indent="0cm" style:auto-text-indent="false" style:writing-mode="lr-tb">
        <style:tab-stops/>
      </style:paragraph-properties>
    </style:style>
    <style:style style:name="P37" style:family="paragraph" style:parent-style-name="Title_5f_3" style:master-page-name="First_20_Page">
      <style:paragraph-properties fo:margin-left="0cm" fo:margin-right="0.497cm" fo:text-indent="0cm" style:auto-text-indent="false" style:page-number="auto"/>
    </style:style>
    <style:style style:name="P38" style:family="paragraph" style:parent-style-name="Body_20_Text_20_Indent" style:list-style-name="WWNum18"/>
    <style:style style:name="P39" style:family="paragraph" style:parent-style-name="Body_20_Text_20_Indent" style:list-style-name="WWNum19"/>
    <style:style style:name="P40" style:family="paragraph" style:parent-style-name="Body_20_Text_20_Indent" style:list-style-name="WWNum19">
      <style:text-properties officeooo:paragraph-rsid="003567cf"/>
    </style:style>
    <style:style style:name="P41" style:family="paragraph" style:parent-style-name="Body_20_Text_20_Indent" style:list-style-name="WWNum21"/>
    <style:style style:name="P42" style:family="paragraph" style:parent-style-name="Body_20_Text_20_Indent">
      <style:text-properties officeooo:paragraph-rsid="00210200"/>
    </style:style>
    <style:style style:name="P43" style:family="paragraph" style:parent-style-name="Body_20_Text_20_Indent" style:list-style-name="WWNum19">
      <style:text-properties officeooo:rsid="004ac407" officeooo:paragraph-rsid="004ac407"/>
    </style:style>
    <style:style style:name="P44" style:family="paragraph" style:parent-style-name="Body_20_Text_20_Indent" style:list-style-name="WWNum23">
      <style:text-properties officeooo:rsid="004ac407" officeooo:paragraph-rsid="004ac407"/>
    </style:style>
    <style:style style:name="P45" style:family="paragraph" style:parent-style-name="Body_20_Text_20_Indent" style:list-style-name="WWNum23">
      <style:paragraph-properties fo:margin-left="0cm" fo:margin-right="0cm" fo:text-indent="0cm" style:auto-text-indent="fals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First_20_line_20_indent" style:list-style-name="L5">
      <style:text-properties fo:font-size="14pt" style:font-size-asian="14pt" style:font-size-complex="14pt"/>
    </style:style>
    <style:style style:name="P52" style:family="paragraph" style:parent-style-name="First_20_line_20_indent" style:list-style-name="L5">
      <style:text-properties fo:font-size="14pt" officeooo:rsid="002918a4" officeooo:paragraph-rsid="002918a4" style:font-size-asian="14pt" style:font-size-complex="14pt"/>
    </style:style>
    <style:style style:name="P53" style:family="paragraph" style:parent-style-name="First_20_line_20_indent" style:list-style-name="L6"/>
    <style:style style:name="P54" style:family="paragraph" style:parent-style-name="First_20_line_20_indent" style:list-style-name="L6">
      <style:text-properties fo:language="ru" fo:country="RU" officeooo:rsid="0034bcd9" officeooo:paragraph-rsid="0034bcd9"/>
    </style:style>
    <style:style style:name="P55" style:family="paragraph" style:parent-style-name="First_20_line_20_indent" style:list-style-name="L7"/>
    <style:style style:name="P56" style:family="paragraph" style:parent-style-name="First_20_line_20_indent" style:list-style-name="L12"/>
    <style:style style:name="P57" style:family="paragraph" style:parent-style-name="First_20_line_20_indent" style:list-style-name="L13"/>
    <style:style style:name="P58" style:family="paragraph" style:parent-style-name="First_20_line_20_indent">
      <style:paragraph-properties style:writing-mode="lr-tb"/>
    </style:style>
    <style:style style:name="P59" style:family="paragraph" style:parent-style-name="First_20_line_20_indent" style:list-style-name="L8">
      <style:paragraph-properties style:writing-mode="lr-tb"/>
      <style:text-properties fo:language="ru" fo:country="RU"/>
    </style:style>
    <style:style style:name="P60" style:family="paragraph" style:parent-style-name="First_20_line_20_indent" style:list-style-name="L9">
      <style:paragraph-properties style:writing-mode="lr-tb"/>
      <style:text-properties fo:language="ru" fo:country="RU"/>
    </style:style>
    <style:style style:name="P61" style:family="paragraph" style:parent-style-name="First_20_line_20_indent" style:list-style-name="L10">
      <style:paragraph-properties style:writing-mode="lr-tb"/>
      <style:text-properties fo:language="ru" fo:country="RU"/>
    </style:style>
    <style:style style:name="P62" style:family="paragraph" style:parent-style-name="First_20_line_20_indent" style:list-style-name="L11">
      <style:paragraph-properties style:writing-mode="lr-tb"/>
      <style:text-properties fo:language="ru" fo:country="RU"/>
    </style:style>
    <style:style style:name="P63" style:family="paragraph" style:parent-style-name="First_20_line_20_indent" style:list-style-name="L11">
      <style:paragraph-properties style:writing-mode="lr-tb"/>
      <style:text-properties fo:language="ru" fo:country="RU" officeooo:rsid="00370086" officeooo:paragraph-rsid="00370086"/>
    </style:style>
    <style:style style:name="P64" style:family="paragraph" style:parent-style-name="Heading_20_1">
      <style:text-properties officeooo:paragraph-rsid="003f1d33"/>
    </style:style>
    <style:style style:name="P65" style:family="paragraph" style:parent-style-name="Heading_20_1" style:list-style-name="">
      <style:paragraph-properties fo:text-align="center" style:justify-single-word="false" fo:break-before="page" style:writing-mode="page"/>
    </style:style>
    <style:style style:name="P66" style:family="paragraph" style:parent-style-name="Heading_20_1" style:master-page-name="">
      <style:paragraph-properties style:page-number="auto" fo:break-before="auto" fo:break-after="auto"/>
    </style:style>
    <style:style style:name="P67" style:family="paragraph" style:parent-style-name="Heading_20_1" style:master-page-name="Standard">
      <style:paragraph-properties style:page-number="auto"/>
    </style:style>
    <style:style style:name="P68" style:family="paragraph" style:parent-style-name="Heading_20_1" style:list-style-name="">
      <style:paragraph-properties fo:text-align="center" style:justify-single-word="false" style:writing-mode="page"/>
    </style:style>
    <style:style style:name="P69" style:family="paragraph" style:parent-style-name="Heading_20_2">
      <style:text-properties officeooo:paragraph-rsid="003567cf"/>
    </style:style>
    <style:style style:name="P70" style:family="paragraph" style:parent-style-name="Heading_20_3">
      <style:paragraph-properties style:writing-mode="lr-tb"/>
      <style:text-properties fo:language="ru" fo:country="RU"/>
    </style:style>
    <style:style style:name="P71" style:family="paragraph" style:parent-style-name="Standard">
      <style:text-properties style:font-size-complex="12pt"/>
    </style:style>
    <style:style style:name="P72" style:family="paragraph" style:parent-style-name="Standard">
      <style:text-properties officeooo:rsid="0029b2b9" officeooo:paragraph-rsid="0029b2b9"/>
    </style:style>
    <style:style style:name="P73" style:family="paragraph" style:parent-style-name="Standard" style:list-style-name="L1">
      <style:paragraph-properties fo:margin-left="1.199cm" fo:margin-right="0cm" fo:text-indent="-0.9cm" style:auto-text-indent="false" style:writing-mode="page">
        <style:tab-stops>
          <style:tab-stop style:position="-0.011cm"/>
        </style:tab-stops>
      </style:paragraph-properties>
    </style:style>
    <style:style style:name="P7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3">
      <style:paragraph-properties fo:margin-left="1cm" fo:margin-right="0cm" fo:text-align="start" style:justify-single-word="false" fo:text-indent="-0.801cm" style:auto-text-indent="false" text:number-lines="false" text:line-number="0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4">
      <style:paragraph-properties fo:margin-left="0cm" fo:margin-right="0cm" fo:text-align="start" style:justify-single-word="false" fo:text-indent="0cm" style:auto-text-indent="false" text:number-lines="false" text:line-number="0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WWNum17">
      <style:text-properties officeooo:paragraph-rsid="0049a6e2"/>
    </style:style>
    <style:style style:name="P78" style:family="paragraph" style:parent-style-name="Text_20_body" style:list-style-name="WWNum18"/>
    <style:style style:name="P79" style:family="paragraph" style:parent-style-name="Text_20_body" style:list-style-name="WWNum21"/>
    <style:style style:name="P80" style:family="paragraph" style:parent-style-name="Text_20_body">
      <style:paragraph-properties fo:margin-top="0cm" fo:margin-bottom="0cm" loext:contextual-spacing="true" fo:line-height="100%"/>
      <style:text-properties fo:language="en" fo:country="US"/>
    </style:style>
    <style:style style:name="P81" style:family="paragraph" style:parent-style-name="Text_20_body">
      <style:paragraph-properties fo:margin-top="0cm" fo:margin-bottom="0cm" loext:contextual-spacing="true" fo:line-height="100%"/>
    </style:style>
    <style:style style:name="P82" style:family="paragraph" style:parent-style-name="Название_20_таблицы" style:list-style-name="Таблицы"/>
    <style:style style:name="T1" style:family="text">
      <style:text-properties style:font-name="Helv Kaz" fo:font-size="7pt" style:font-size-asian="7pt" style:language-asian="ru" style:country-asian="RU" style:font-name-complex="Calibri" style:font-size-complex="7pt" style:language-complex="ar" style:country-complex="SA"/>
    </style:style>
    <style:style style:name="T2" style:family="text">
      <style:text-properties style:language-asian="ru" style:country-asian="RU" style:language-complex="ar" style:country-complex="S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e3631"/>
    </style:style>
    <style:style style:name="T5" style:family="text">
      <style:text-properties fo:language="en" fo:country="US" officeooo:rsid="0031b282"/>
    </style:style>
    <style:style style:name="T6" style:family="text">
      <style:text-properties fo:language="en" fo:country="US" officeooo:rsid="003567cf"/>
    </style:style>
    <style:style style:name="T7" style:family="text">
      <style:text-properties fo:language="en" fo:country="US" officeooo:rsid="0040b0e5"/>
    </style:style>
    <style:style style:name="T8" style:family="text">
      <style:text-properties fo:language="en" fo:country="US" officeooo:rsid="004b1d2f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/>
    </style:style>
    <style:style style:name="T11" style:family="text">
      <style:text-properties fo:language="ru" fo:country="RU" officeooo:rsid="00210200"/>
    </style:style>
    <style:style style:name="T12" style:family="text">
      <style:text-properties fo:language="ru" fo:country="RU" officeooo:rsid="00239b8a"/>
    </style:style>
    <style:style style:name="T13" style:family="text">
      <style:text-properties fo:language="ru" fo:country="RU" officeooo:rsid="00294a78"/>
    </style:style>
    <style:style style:name="T14" style:family="text">
      <style:text-properties fo:language="ru" fo:country="RU" officeooo:rsid="002fdb3c"/>
    </style:style>
    <style:style style:name="T15" style:family="text">
      <style:text-properties fo:language="ru" fo:country="RU" officeooo:rsid="003567cf"/>
    </style:style>
    <style:style style:name="T16" style:family="text">
      <style:text-properties fo:language="ru" fo:country="RU" officeooo:rsid="0044b039"/>
    </style:style>
    <style:style style:name="T17" style:family="text">
      <style:text-properties fo:language="ru" fo:country="RU" officeooo:rsid="0049a6e2"/>
    </style:style>
    <style:style style:name="T18" style:family="text">
      <style:text-properties fo:language="ru" fo:country="RU" officeooo:rsid="004ac407"/>
    </style:style>
    <style:style style:name="T19" style:family="text">
      <style:text-properties fo:language="ru" fo:country="RU" officeooo:rsid="0034bcd9"/>
    </style:style>
    <style:style style:name="T20" style:family="text">
      <style:text-properties fo:language="ru" fo:country="RU" officeooo:rsid="004b1d2f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10200" style:font-weight-asian="bold"/>
    </style:style>
    <style:style style:name="T24" style:family="text">
      <style:text-properties style:font-size-complex="12pt"/>
    </style:style>
    <style:style style:name="T25" style:family="text">
      <style:text-properties officeooo:rsid="0029b2b9" style:font-size-complex="12pt"/>
    </style:style>
    <style:style style:name="T26" style:family="text">
      <style:text-properties officeooo:rsid="003567cf" style:font-size-complex="12pt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language="en" fo:country="US" officeooo:rsid="002dc0b4"/>
    </style:style>
    <style:style style:name="T29" style:family="text">
      <style:text-properties fo:color="#000000" fo:language="en" fo:country="US" officeooo:rsid="002e3631"/>
    </style:style>
    <style:style style:name="T30" style:family="text">
      <style:text-properties fo:color="#000000" fo:language="en" fo:country="US" officeooo:rsid="0031b282"/>
    </style:style>
    <style:style style:name="T31" style:family="text">
      <style:text-properties fo:color="#000000" fo:language="en" fo:country="US" officeooo:rsid="0040b0e5"/>
    </style:style>
    <style:style style:name="T32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27fb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4" style:family="text">
      <style:text-properties fo:color="#000000" style:font-name="Times New Roman" fo:font-size="14pt" fo:language="en" fo:country="US" officeooo:rsid="002dc0b4" style:font-size-asian="10.5pt"/>
    </style:style>
    <style:style style:name="T35" style:family="text">
      <style:text-properties fo:font-variant="normal" fo:text-transform="none" fo:color="#222222" style:font-name="Times New Roman1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fo:color="#222222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222222" style:font-name="Times New Roman1" fo:font-size="14pt" fo:letter-spacing="normal" fo:language="ru" fo:country="RU" fo:font-style="normal" fo:font-weight="normal" style:font-size-asian="14pt" style:font-size-complex="14pt"/>
    </style:style>
    <style:style style:name="T38" style:family="text">
      <style:text-properties fo:font-variant="normal" fo:text-transform="none" fo:color="#222222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39" style:family="text">
      <style:text-properties officeooo:rsid="00210200"/>
    </style:style>
    <style:style style:name="T40" style:family="text">
      <style:text-properties style:font-name="Times New Roman" fo:font-size="14pt" officeooo:rsid="00229344" style:font-size-asian="10.5pt"/>
    </style:style>
    <style:style style:name="T41" style:family="text">
      <style:text-properties style:font-name="Times New Roman" fo:font-size="14pt" officeooo:rsid="002918a4" style:font-size-asian="10.5pt"/>
    </style:style>
    <style:style style:name="T42" style:family="text">
      <style:text-properties style:font-name="Times New Roman" fo:font-size="14pt" officeooo:rsid="0049a6e2" style:font-size-asian="10.5pt"/>
    </style:style>
    <style:style style:name="T43" style:family="text">
      <style:text-properties style:font-name="Times New Roman" fo:font-size="14pt" officeooo:rsid="00210200" style:font-size-asian="10.5pt"/>
    </style:style>
    <style:style style:name="T44" style:family="text">
      <style:text-properties style:font-name="Times New Roman" fo:font-size="14pt" officeooo:rsid="004ac407" style:font-size-asian="10.5pt"/>
    </style:style>
    <style:style style:name="T45" style:family="text">
      <style:text-properties style:font-name="Times New Roman" fo:font-size="14pt" fo:language="ru" fo:country="RU" officeooo:rsid="00294a78" style:font-size-asian="10.5pt"/>
    </style:style>
    <style:style style:name="T46" style:family="text">
      <style:text-properties style:font-name="Times New Roman" fo:font-size="14pt" fo:language="ru" fo:country="RU" officeooo:rsid="004ac407" style:font-size-asian="10.5pt"/>
    </style:style>
    <style:style style:name="T47" style:family="text">
      <style:text-properties style:font-name="Times New Roman" fo:font-size="14pt" fo:language="ru" fo:country="RU" officeooo:rsid="004b1d2f" style:font-size-asian="10.5pt"/>
    </style:style>
    <style:style style:name="T48" style:family="text">
      <style:text-properties style:font-name="Times New Roman" fo:font-size="14pt" fo:language="en" fo:country="US" officeooo:rsid="002e3631" style:font-size-asian="10.5pt"/>
    </style:style>
    <style:style style:name="T49" style:family="text">
      <style:text-properties style:font-name="Times New Roman" fo:font-size="14pt" fo:language="en" fo:country="US" officeooo:rsid="0031b282" style:font-size-asian="10.5pt"/>
    </style:style>
    <style:style style:name="T50" style:family="text">
      <style:text-properties officeooo:rsid="00239b8a"/>
    </style:style>
    <style:style style:name="T51" style:family="text">
      <style:text-properties officeooo:rsid="00241d77"/>
    </style:style>
    <style:style style:name="T52" style:family="text">
      <style:text-properties officeooo:rsid="0027fb72"/>
    </style:style>
    <style:style style:name="T53" style:family="text">
      <style:text-properties officeooo:rsid="002918a4"/>
    </style:style>
    <style:style style:name="T54" style:family="text">
      <style:text-properties officeooo:rsid="00294a78"/>
    </style:style>
    <style:style style:name="T55" style:family="text">
      <style:text-properties officeooo:rsid="0034bcd9"/>
    </style:style>
    <style:style style:name="T56" style:family="text">
      <style:text-properties officeooo:rsid="003567cf"/>
    </style:style>
    <style:style style:name="T57" style:family="text">
      <style:text-properties style:font-name="Arial" fo:font-size="14pt" fo:language="ru" fo:country="RU" fo:font-weight="bold" officeooo:rsid="003567cf" style:font-name-asian="Microsoft YaHei" style:font-size-asian="14pt" style:font-weight-asian="bold" style:font-name-complex="Arial Unicode MS" style:font-size-complex="14pt" style:font-weight-complex="bold"/>
    </style:style>
    <style:style style:name="T58" style:family="text">
      <style:text-properties style:font-name="Arial" fo:font-size="14pt" fo:font-weight="bold" officeooo:rsid="003567cf" style:font-name-asian="Microsoft YaHei" style:font-size-asian="14pt" style:font-weight-asian="bold" style:font-name-complex="Arial Unicode MS" style:font-size-complex="14pt" style:font-weight-complex="bold"/>
    </style:style>
    <style:style style:name="T59" style:family="text">
      <style:text-properties officeooo:rsid="003ac576"/>
    </style:style>
    <style:style style:name="T60" style:family="text">
      <style:text-properties officeooo:rsid="0040b0e5"/>
    </style:style>
    <style:style style:name="T61" style:family="text">
      <style:text-properties officeooo:rsid="0049a6e2"/>
    </style:style>
    <style:style style:name="T62" style:family="text">
      <style:text-properties style:font-name="Times New Roman1"/>
    </style:style>
    <style:style style:name="T63" style:family="text">
      <style:text-properties fo:text-transform="uppercase" style:font-name="Times New Roman1" fo:font-size="13.5pt" fo:language="ru" fo:country="RU" fo:font-weight="bold" officeooo:rsid="0049a6e2" style:letter-kerning="false" style:font-name-asian="Calibri" style:font-size-asian="13.5pt" style:language-asian="en" style:country-asian="US" style:font-weight-asian="bold" style:font-name-complex="Times New Roman1" style:font-size-complex="11pt" style:language-complex="ar" style:country-complex="SA"/>
    </style:style>
    <style:style style:name="T64" style:family="text">
      <style:text-properties fo:text-transform="uppercase" style:font-name="Times New Roman1" fo:font-size="13.5pt" fo:language="ru" fo:country="RU" fo:font-weight="bold" officeooo:rsid="001f2a74" style:letter-kerning="false" style:font-name-asian="Calibri" style:font-size-asian="13.5pt" style:language-asian="en" style:country-asian="US" style:font-weight-asian="bold" style:font-name-complex="Times New Roman1" style:font-size-complex="11pt" style:language-complex="ar" style:country-complex="SA"/>
    </style:style>
    <style:style style:name="T65" style:family="text">
      <style:text-properties officeooo:rsid="004ac407"/>
    </style:style>
    <style:style style:name="T66" style:family="text">
      <style:text-properties officeooo:rsid="004b1d2f"/>
    </style:style>
    <style:style style:name="fr1" style:family="graphic" style:parent-style-name="Frame">
      <style:graphic-properties style:wrap="none" style:vertical-pos="middle" style:vertical-rel="page-content" style:horizontal-pos="center" style:horizontal-rel="page-content" fo:padding="0.15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ge-content" style:horizontal-pos="center" style:horizontal-rel="page-content" fo:padding="0.15cm" fo:border="none" style:shadow="none" draw:shadow-opacity="100%" loext:rel-width-rel="paragraph"/>
    </style:style>
    <style:style style:name="fr3" style:family="graphic" style:parent-style-name="Frame">
      <style:graphic-properties style:vertical-pos="bottom" style:vertical-rel="page-content" style:horizontal-pos="center" style:horizontal-rel="page-content" fo:padding="0.15cm" fo:border="none" style:shadow="none" draw:shadow-opacity="100%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7cm" fo:text-indent="-0.635cm" fo:margin-left="3.03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2cm" fo:text-indent="-0.635cm" fo:margin-left="3.67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7cm" fo:text-indent="-0.635cm" fo:margin-left="4.30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2cm" fo:text-indent="-0.635cm" fo:margin-left="4.9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7cm" fo:text-indent="-0.635cm" fo:margin-left="5.57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2cm" fo:text-indent="-0.635cm" fo:margin-left="6.21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7cm" fo:text-indent="-0.635cm" fo:margin-left="6.8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2cm" fo:text-indent="-0.635cm" fo:margin-left="7.48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17cm" fo:text-indent="-0.635cm" fo:margin-left="8.11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52cm" fo:text-indent="-0.635cm" fo:margin-left="8.752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3" text:anchor-type="page" text:anchor-page-number="1" svg:width="17cm" style:rel-width="100%" draw:z-index="2">
        <draw:text-box fo:min-height="0.499cm">
          <text:p text:style-name="P35">ТехническАЯ ДОКУМЕНТАЦИЯ</text:p>
          <text:p text:style-name="P27"/>
          <text:p text:style-name="P36"><text:span text:style-name="T63">сайт</text:span><text:span text:style-name="T62"> «</text:span><text:span text:style-name="T64">а</text:span><text:span text:style-name="T63">налитическая машина юфу</text:span><text:span text:style-name="T62">»</text:span></text:p>
          <text:p text:style-name="P16">на <text:page-count>23</text:page-count><text:s/>листах.</text:p>
        </draw:text-box>
      </draw:frame>
      <draw:frame draw:style-name="fr2" draw:name="Врезка2" text:anchor-type="page" text:anchor-page-number="1" svg:width="17cm" style:rel-width="100%" draw:z-index="1">
        <draw:text-box fo:min-height="0.499cm">
          <table:table table:name="Таблица28" table:style-name="Таблица28">
            <table:table-column table:style-name="Таблица28.A"/>
            <table:table-column table:style-name="Таблица28.B"/>
            <table:table-column table:style-name="Таблица28.C"/>
            <table:table-row>
              <table:table-cell table:style-name="Таблица28.A1" office:value-type="string">
                <text:p text:style-name="P10">УТВЕРЖДАЮ</text:p>
              </table:table-cell>
              <table:table-cell table:style-name="Таблица28.A1" table:number-rows-spanned="4" office:value-type="string">
                <text:p text:style-name="P15"/>
              </table:table-cell>
              <table:table-cell table:style-name="Таблица28.A1" office:value-type="string">
                <text:p text:style-name="P15">УТВЕРЖДАЮ</text:p>
              </table:table-cell>
            </table:table-row>
            <table:table-row table:style-name="Таблица28.2">
              <table:table-cell table:style-name="Таблица28.A1" office:value-type="string">
                <text:p text:style-name="P13"/>
              </table:table-cell>
              <table:covered-table-cell/>
              <table:table-cell table:style-name="Таблица28.A1" office:value-type="string">
                <text:p text:style-name="P12"/>
              </table:table-cell>
            </table:table-row>
            <table:table-row table:style-name="Таблица28.3">
              <table:table-cell table:style-name="Таблица28.A1" office:value-type="string">
                <text:p text:style-name="P12">________________ </text:p>
                <text:p text:style-name="P12">«___»_______________ 20__ г.</text:p>
              </table:table-cell>
              <table:covered-table-cell/>
              <table:table-cell table:style-name="Таблица28.A1" office:value-type="string">
                <text:p text:style-name="P12">________________ </text:p>
                <text:p text:style-name="P12">«___» ________________ 20__ г.</text:p>
              </table:table-cell>
            </table:table-row>
            <table:table-row table:style-name="Таблица28.4">
              <table:table-cell table:style-name="Таблица28.A1" office:value-type="string">
                <text:p text:style-name="P14"/>
              </table:table-cell>
              <table:covered-table-cell/>
              <table:table-cell table:style-name="Таблица28.A1" office:value-type="string">
                <text:p text:style-name="P14"/>
              </table:table-cell>
            </table:table-row>
          </table:table>
        </draw:text-box>
      </draw:frame>
      <draw:frame draw:style-name="fr3" draw:name="Врезка1" text:anchor-type="page" text:anchor-page-number="1" svg:width="17cm" style:rel-width="100%" draw:z-index="0">
        <draw:text-box fo:min-height="0.499cm">
          <table:table table:name="Таблица27" table:style-name="Таблица27">
            <table:table-column table:style-name="Таблица27.A"/>
            <table:table-column table:style-name="Таблица27.B"/>
            <table:table-column table:style-name="Таблица27.C"/>
            <table:table-row>
              <table:table-cell table:style-name="Таблица27.A1" office:value-type="string">
                <text:p text:style-name="P10">СОГЛАСОВАНО</text:p>
              </table:table-cell>
              <table:table-cell table:style-name="Таблица27.A1" table:number-rows-spanned="4" office:value-type="string">
                <text:p text:style-name="P15"/>
              </table:table-cell>
              <table:table-cell table:style-name="Таблица27.A1" office:value-type="string">
                <text:p text:style-name="P15">СОГЛАСОВАНО</text:p>
              </table:table-cell>
            </table:table-row>
            <table:table-row table:style-name="Таблица27.2">
              <table:table-cell table:style-name="Таблица27.A1" office:value-type="string">
                <text:p text:style-name="P13"/>
              </table:table-cell>
              <table:covered-table-cell/>
              <table:table-cell table:style-name="Таблица27.A1" office:value-type="string">
                <text:p text:style-name="P12"/>
              </table:table-cell>
            </table:table-row>
            <table:table-row table:style-name="Таблица27.3">
              <table:table-cell table:style-name="Таблица27.A1" office:value-type="string">
                <text:p text:style-name="P12">________________ </text:p>
                <text:p text:style-name="P12">«___»_______________ 20__ г.</text:p>
              </table:table-cell>
              <table:covered-table-cell/>
              <table:table-cell table:style-name="Таблица27.A1" office:value-type="string">
                <text:p text:style-name="P12">________________ </text:p>
                <text:p text:style-name="P12">«___» ________________ 20__ г.</text:p>
              </table:table-cell>
            </table:table-row>
            <table:table-row table:style-name="Таблица27.4">
              <table:table-cell table:style-name="Таблица27.A1" office:value-type="string">
                <text:p text:style-name="P14"/>
              </table:table-cell>
              <table:covered-table-cell/>
              <table:table-cell table:style-name="Таблица27.A1" office:value-type="string">
                <text:p text:style-name="P14"/>
              </table:table-cell>
            </table:table-row>
          </table:table>
        </draw:text-box>
      </draw:frame>
      <text:p text:style-name="P37"/>
      <text:h text:style-name="P65" text:outline-level="1"><text:bookmark-start text:name="__RefHeading___Toc132_1624222083"/>Сокращения и определения, используемые в тексте<text:bookmark-end text:name="__RefHeading___Toc132_1624222083"/></text:h>
      <text:list xml:id="list2063017045" text:style-name="Таблицы">
        <text:list-item>
          <text:p text:style-name="P82">Сокращения, используемые в тексте</text:p>
        </text:list-item>
      </text:list>
      <table:table table:name="Таблица_Сокращения" table:style-name="Таблица_5f_Сокращения">
        <table:table-column table:style-name="Таблица_5f_Сокращения.A"/>
        <table:table-column table:style-name="Таблица_5f_Сокращения.B"/>
        <table:table-header-rows>
          <table:table-row table:style-name="Таблица_5f_Сокращения.1">
            <table:table-cell table:style-name="Таблица_5f_Сокращения.A1" office:value-type="string">
              <text:p text:style-name="Table_20_Heading">Сокращение</text:p>
            </table:table-cell>
            <table:table-cell table:style-name="Таблица_5f_Сокращения.B1" office:value-type="string">
              <text:p text:style-name="Table_20_Heading">Описание</text:p>
            </table:table-cell>
          </table:table-row>
        </table:table-header-rows>
        <table:table-row table:style-name="Таблица_5f_Сокращения.1">
          <table:table-cell table:style-name="Таблица_5f_Сокращения.A2" office:value-type="string">
            <text:p text:style-name="Standard"><text:span text:style-name="T26">АИС, </text:span><text:span text:style-name="T25">ЕИС, </text:span><text:span text:style-name="T24">ИС</text:span></text:p>
          </table:table-cell>
          <table:table-cell table:style-name="Таблица_5f_Сокращения.A2" office:value-type="string">
            <text:p text:style-name="Standard"><text:span text:style-name="T56">Автоматизированная информационная система, Единая информационная система, И</text:span>нформационная система</text:p>
          </table:table-cell>
        </table:table-row>
        <table:table-row table:style-name="Таблица_5f_Сокращения.1">
          <table:table-cell table:style-name="Таблица_5f_Сокращения.A2" office:value-type="string">
            <text:p text:style-name="Standard">БД</text:p>
          </table:table-cell>
          <table:table-cell table:style-name="Таблица_5f_Сокращения.A2" office:value-type="string">
            <text:p text:style-name="Standard">База данных</text:p>
          </table:table-cell>
        </table:table-row>
        <table:table-row table:style-name="Таблица_5f_Сокращения.4">
          <table:table-cell table:style-name="Таблица_5f_Сокращения.A2" office:value-type="string">
            <text:p text:style-name="Standard">ОС</text:p>
          </table:table-cell>
          <table:table-cell table:style-name="Таблица_5f_Сокращения.A2" office:value-type="string">
            <text:p text:style-name="Standard">Операционная система</text:p>
          </table:table-cell>
        </table:table-row>
        <table:table-row table:style-name="Таблица_5f_Сокращения.4">
          <table:table-cell table:style-name="Таблица_5f_Сокращения.A2" office:value-type="string">
            <text:p text:style-name="Standard">ПО</text:p>
          </table:table-cell>
          <table:table-cell table:style-name="Таблица_5f_Сокращения.A2" office:value-type="string">
            <text:p text:style-name="Standard">Программное обеспечение</text:p>
          </table:table-cell>
        </table:table-row>
        <table:table-row table:style-name="Таблица_5f_Сокращения.1">
          <table:table-cell table:style-name="Таблица_5f_Сокращения.A2" office:value-type="string">
            <text:p text:style-name="Standard">СУБД</text:p>
          </table:table-cell>
          <table:table-cell table:style-name="Таблица_5f_Сокращения.A2" office:value-type="string">
            <text:p text:style-name="Standard">Система управления базами данных</text:p>
          </table:table-cell>
        </table:table-row>
        <table:table-row table:style-name="Таблица_5f_Сокращения.4">
          <table:table-cell table:style-name="Таблица_5f_Сокращения.A7" office:value-type="string">
            <text:p text:style-name="Standard">ТЗ</text:p>
          </table:table-cell>
          <table:table-cell table:style-name="Таблица_5f_Сокращения.A7" office:value-type="string">
            <text:p text:style-name="Standard">Техническое задание</text:p>
          </table:table-cell>
        </table:table-row>
        <table:table-row table:style-name="Таблица_5f_Сокращения.4">
          <table:table-cell table:style-name="Таблица_5f_Сокращения.A7" office:value-type="string">
            <text:p text:style-name="Standard">ТП</text:p>
          </table:table-cell>
          <table:table-cell table:style-name="Таблица_5f_Сокращения.A7" office:value-type="string">
            <text:p text:style-name="Standard">Технический проект</text:p>
          </table:table-cell>
        </table:table-row>
        <table:table-row table:style-name="Таблица_5f_Сокращения.4">
          <table:table-cell table:style-name="Таблица_5f_Сокращения.A7" office:value-type="string">
            <text:p text:style-name="Standard">ТД</text:p>
          </table:table-cell>
          <table:table-cell table:style-name="Таблица_5f_Сокращения.A7" office:value-type="string">
            <text:p text:style-name="Standard">Техническая документация</text:p>
          </table:table-cell>
        </table:table-row>
        <table:table-row table:style-name="Таблица_5f_Сокращения.4">
          <table:table-cell table:style-name="Таблица_5f_Сокращения.A7" office:value-type="string">
            <text:p text:style-name="Standard">Университет, ЮФУ</text:p>
          </table:table-cell>
          <table:table-cell table:style-name="Таблица_5f_Сокращения.A7" office:value-type="string">
            <text:p text:style-name="Standard">Южный федеральный университет</text:p>
          </table:table-cell>
        </table:table-row>
      </table:table>
      <text:list xml:id="list43104221203048" text:continue-numbering="true" text:style-name="Таблицы">
        <text:list-item>
          <text:p text:style-name="P82">Термины и определения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Table_20_Heading">Термин</text:p>
            </table:table-cell>
            <table:table-cell table:style-name="Таблица2.B1" office:value-type="string">
              <text:p text:style-name="Table_20_Heading">Определение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Standard">Дефект</text:p>
          </table:table-cell>
          <table:table-cell table:style-name="Таблица2.A2" office:value-type="string">
            <text:p text:style-name="Standard">Любой факт работы системы, не соответствующий заявленному в документации описанию, включая описание выпущенных обновлений.</text:p>
          </table:table-cell>
        </table:table-row>
        <table:table-row table:style-name="Таблица2.1">
          <table:table-cell table:style-name="Таблица2.A3" office:value-type="string">
            <text:p text:style-name="Standard">Информационный ресурс</text:p>
          </table:table-cell>
          <table:table-cell table:style-name="Таблица2.A3" office:value-type="string">
            <text:p text:style-name="Standard">Совокупность данных и технических средств, необходимых для оперативного получения информации</text:p>
          </table:table-cell>
        </table:table-row>
        <table:table-row table:style-name="Таблица2.1">
          <table:table-cell table:style-name="Таблица2.A3" office:value-type="string">
            <text:p text:style-name="Standard">Критичность проблемы</text:p>
          </table:table-cell>
          <table:table-cell table:style-name="Таблица2.A3" office:value-type="string">
            <text:p text:style-name="Standard">Критичность проблемы определяется по степени влияния на способность заказчика исполнять свои функции:</text:p>
            <text:list xml:id="list2097220330" text:style-name="L1">
              <text:list-item>
                <text:p text:style-name="P73">высокая критичность — заказчик в целом не может исполнять свои функции;</text:p>
              </text:list-item>
              <text:list-item>
                <text:p text:style-name="P73">средняя критичность — отдельные пользователи заказчика не могут исполнять свои функции;</text:p>
              </text:list-item>
              <text:list-item>
                <text:p text:style-name="P73">низкая критичность — проблема не приводит к невозможности исполнения функций пользователей.</text:p>
              </text:list-item>
            </text:list>
          </table:table-cell>
        </table:table-row>
        <table:table-row table:style-name="Таблица2.1">
          <table:table-cell table:style-name="Таблица2.A3" office:value-type="string">
            <text:p text:style-name="Standard">Общесистемное программное обеспечение</text:p>
          </table:table-cell>
          <table:table-cell table:style-name="Таблица2.A3" office:value-type="string">
            <text:p text:style-name="Standard">Программное обеспечение (операционные системы, СУБД, сервера приложений и т.д.), которое не поставляется, не дорабатывается и не создается Подрядчиком в рамках работ, предусмотренных в настоящем Техническом задании.</text:p>
          </table:table-cell>
        </table:table-row>
        <table:table-row table:style-name="Таблица2.1">
          <table:table-cell table:style-name="Таблица2.A3" office:value-type="string">
            <text:p text:style-name="Standard">Оператор ЕИС</text:p>
          </table:table-cell>
          <table:table-cell table:style-name="Таблица2.A3" office:value-type="string">
            <text:p text:style-name="Standard">Организация, осуществляющая деятельность по эксплуатации ЕИС, в том числе по обработке информации, содержащейся в ее базах данных</text:p>
          </table:table-cell>
        </table:table-row>
        <table:table-row table:style-name="Таблица2.1">
          <table:table-cell table:style-name="Таблица2.A3" office:value-type="string">
            <text:p text:style-name="Standard">Подрядчик</text:p>
          </table:table-cell>
          <table:table-cell table:style-name="Таблица2.A3" office:value-type="string">
            <text:p text:style-name="P71">Организация, осуществляющая внедрение решения <text:soft-page-break/>согласно настоящего технического задания.</text:p>
          </table:table-cell>
        </table:table-row>
        <table:table-row table:style-name="Таблица2.1">
          <table:table-cell table:style-name="Таблица2.A3" office:value-type="string">
            <text:p text:style-name="Standard">Пользователи ЕИС</text:p>
          </table:table-cell>
          <table:table-cell table:style-name="Таблица2.A3" office:value-type="string">
            <text:p text:style-name="P71">Сотрудники, обладающие правом доступа и работы в ЕИС в соответствии с назначенными функциональными ролями.</text:p>
          </table:table-cell>
        </table:table-row>
        <table:table-row table:style-name="Таблица2.1">
          <table:table-cell table:style-name="Таблица2.A3" office:value-type="string">
            <text:p text:style-name="Standard">Правообладатель</text:p>
          </table:table-cell>
          <table:table-cell table:style-name="Таблица2.A3" office:value-type="string">
            <text:p text:style-name="P72">Заказчик</text:p>
          </table:table-cell>
        </table:table-row>
        <table:table-row table:style-name="Таблица2.1">
          <table:table-cell table:style-name="Таблица2.A3" office:value-type="string">
            <text:p text:style-name="Standard">Функциональные возможности ЕИС</text:p>
          </table:table-cell>
          <table:table-cell table:style-name="Таблица2.A3" office:value-type="string">
            <text:p text:style-name="Standard">Набор функций и программных средств, обеспечивающих выполнения задач ЕИС</text:p>
          </table:table-cell>
        </table:table-row>
        <table:table-row table:style-name="Таблица2.1">
          <table:table-cell table:style-name="Таблица2.A2" office:value-type="string">
            <text:p text:style-name="P80">ID</text:p>
          </table:table-cell>
          <table:table-cell table:style-name="Таблица2.A2" office:value-type="string">
            <text:p text:style-name="P81">Уникальный индификатор </text:p>
          </table:table-cell>
        </table:table-row>
      </table:table>
      <text:p text:style-name="P11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без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нумерации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6"><text:a xlink:type="simple" xlink:href="#__RefHeading___Toc132_1624222083" text:style-name="Index_20_Link" text:visited-style-name="Index_20_Link">Сокращения и определения, используемые в тексте<text:tab/>2</text:a></text:p>
          <text:p text:style-name="P46"><text:a xlink:type="simple" xlink:href="#__RefHeading___Toc305_2811604141" text:style-name="Index_20_Link" text:visited-style-name="Index_20_Link">1. Общие сведения<text:tab/>6</text:a></text:p>
          <text:p text:style-name="P48"><text:a xlink:type="simple" xlink:href="#__RefHeading___Toc6708_2027055574" text:style-name="Index_20_Link" text:visited-style-name="Index_20_Link">1.1. Наименование работ<text:tab/>6</text:a></text:p>
          <text:p text:style-name="P48"><text:a xlink:type="simple" xlink:href="#__RefHeading___Toc15269_1205210151" text:style-name="Index_20_Link" text:visited-style-name="Index_20_Link">1.2. Источники и порядок финансирования<text:tab/>6</text:a></text:p>
          <text:p text:style-name="P48"><text:a xlink:type="simple" xlink:href="#__RefHeading___Toc6710_2027055574" text:style-name="Index_20_Link" text:visited-style-name="Index_20_Link">1.3. Заказчик<text:tab/>6</text:a></text:p>
          <text:p text:style-name="P48"><text:a xlink:type="simple" xlink:href="#__RefHeading___Toc6716_2027055574" text:style-name="Index_20_Link" text:visited-style-name="Index_20_Link">1.4. Место и сроки выполнения работ<text:tab/>6</text:a></text:p>
          <text:p text:style-name="P50"><text:a xlink:type="simple" xlink:href="#__RefHeading___Toc6718_2027055574" text:style-name="Index_20_Link" text:visited-style-name="Index_20_Link">1.4.1. Место выполнения работ<text:tab/>6</text:a></text:p>
          <text:p text:style-name="P50"><text:a xlink:type="simple" xlink:href="#__RefHeading___Toc6720_2027055574" text:style-name="Index_20_Link" text:visited-style-name="Index_20_Link">1.4.2. Сроки выполнения работ<text:tab/>6</text:a></text:p>
          <text:p text:style-name="P48"><text:a xlink:type="simple" xlink:href="#__RefHeading___Toc15271_1205210151" text:style-name="Index_20_Link" text:visited-style-name="Index_20_Link">1.5. Пользователи ЕИС<text:tab/>7</text:a></text:p>
          <text:p text:style-name="P48"><text:a xlink:type="simple" xlink:href="#__RefHeading___Toc16966_3655330513" text:style-name="Index_20_Link" text:visited-style-name="Index_20_Link">1.6. Основание для выполнения работ<text:tab/>7</text:a></text:p>
          <text:p text:style-name="P46"><text:a xlink:type="simple" xlink:href="#__RefHeading___Toc20670_4170965207" text:style-name="Index_20_Link" text:visited-style-name="Index_20_Link">2. Назначение цели задачи выполнения работ по созданию и внедрению ЕИС<text:tab/>10</text:a></text:p>
          <text:p text:style-name="P48"><text:a xlink:type="simple" xlink:href="#__RefHeading___Toc20672_4170965207" text:style-name="Index_20_Link" text:visited-style-name="Index_20_Link">2.1. Предпосылки выполнения работ<text:tab/>10</text:a></text:p>
          <text:p text:style-name="P48"><text:a xlink:type="simple" xlink:href="#__RefHeading___Toc20674_4170965207" text:style-name="Index_20_Link" text:visited-style-name="Index_20_Link">2.2. Назначение работ<text:tab/>10</text:a></text:p>
          <text:p text:style-name="P48"><text:a xlink:type="simple" xlink:href="#__RefHeading___Toc20676_4170965207" text:style-name="Index_20_Link" text:visited-style-name="Index_20_Link">2.3. Цели работ<text:tab/>11</text:a></text:p>
          <text:p text:style-name="P48"><text:a xlink:type="simple" xlink:href="#__RefHeading___Toc20678_4170965207" text:style-name="Index_20_Link" text:visited-style-name="Index_20_Link">2.4. Задачи работ<text:tab/>11</text:a></text:p>
          <text:p text:style-name="P46"><text:a xlink:type="simple" xlink:href="#__RefHeading___Toc20680_4170965207" text:style-name="Index_20_Link" text:visited-style-name="Index_20_Link">3. Характеристики объекта автоматизации<text:tab/>12</text:a></text:p>
          <text:p text:style-name="P48"><text:a xlink:type="simple" xlink:href="#__RefHeading___Toc20682_4170965207" text:style-name="Index_20_Link" text:visited-style-name="Index_20_Link">3.1. Сведения об объекте автоматизации<text:tab/>12</text:a></text:p>
          <text:p text:style-name="P48"><text:a xlink:type="simple" xlink:href="#__RefHeading___Toc20684_4170965207" text:style-name="Index_20_Link" text:visited-style-name="Index_20_Link">3.2. Сведения об эксплуатируемых в рамках «пилотной зоны» информационных системах и базах данных<text:tab/>12</text:a></text:p>
          <text:p text:style-name="P50"><text:a xlink:type="simple" xlink:href="#__RefHeading___Toc6722_2027055574" text:style-name="Index_20_Link" text:visited-style-name="Index_20_Link">3.2.1. Назначение цели задачи выполнения работ по анализу АИС и БД<text:tab/>12</text:a></text:p>
          <text:p text:style-name="P50"><text:a xlink:type="simple" xlink:href="#__RefHeading___Toc20686_4170965207" text:style-name="Index_20_Link" text:visited-style-name="Index_20_Link">3.2.2. Сведения об эксплуатируемых информационных системах и базах данных<text:tab/>12</text:a></text:p>
          <text:p text:style-name="P50"><text:a xlink:type="simple" xlink:href="#__RefHeading___Toc20688_4170965207" text:style-name="Index_20_Link" text:visited-style-name="Index_20_Link">3.2.3. Сведения о внешних системах<text:tab/>12</text:a></text:p>
          <text:p text:style-name="P46"><text:a xlink:type="simple" xlink:href="#__RefHeading___Toc20692_4170965207" text:style-name="Index_20_Link" text:visited-style-name="Index_20_Link">4. Требования к ЕИС<text:tab/>14</text:a></text:p>
          <text:p text:style-name="P48"><text:a xlink:type="simple" xlink:href="#__RefHeading___Toc20694_4170965207" text:style-name="Index_20_Link" text:visited-style-name="Index_20_Link">4.1. Общие требования к ЕИС<text:tab/>14</text:a></text:p>
          <text:p text:style-name="P48"><text:a xlink:type="simple" xlink:href="#__RefHeading___Toc20696_4170965207" text:style-name="Index_20_Link" text:visited-style-name="Index_20_Link">4.2. Требования к архитектуре ЕИС<text:tab/>14</text:a></text:p>
          <text:p text:style-name="P48"><text:a xlink:type="simple" xlink:href="#__RefHeading___Toc1658_3406279150" text:style-name="Index_20_Link" text:visited-style-name="Index_20_Link">4.3. Требования к структуре базы данных<text:tab/>15</text:a></text:p>
          <text:p text:style-name="P48"><text:a xlink:type="simple" xlink:href="#__RefHeading___Toc1660_3406279150" text:style-name="Index_20_Link" text:visited-style-name="Index_20_Link">4.4. Требования к интерфейсу пользователя<text:tab/>15</text:a></text:p>
          <text:p text:style-name="P48"><text:a xlink:type="simple" xlink:href="#__RefHeading___Toc20698_4170965207" text:style-name="Index_20_Link" text:visited-style-name="Index_20_Link">4.5. Функциональные требования к ЕИС<text:tab/>15</text:a></text:p>
          <text:p text:style-name="P48"><text:a xlink:type="simple" xlink:href="#__RefHeading___Toc20704_4170965207" text:style-name="Index_20_Link" text:visited-style-name="Index_20_Link">4.6. Требования по патентной чистоте<text:tab/>15</text:a></text:p>
          <text:p text:style-name="P48"><text:a xlink:type="simple" xlink:href="#__RefHeading___Toc20706_4170965207" text:style-name="Index_20_Link" text:visited-style-name="Index_20_Link">4.7. Дополнительные требования<text:tab/>16</text:a></text:p>
          <text:p text:style-name="P48"><text:a xlink:type="simple" xlink:href="#__RefHeading___Toc20708_4170965207" text:style-name="Index_20_Link" text:visited-style-name="Index_20_Link">4.8. Требования к аппаратному и общесистемному программному обеспечению<text:tab/>16</text:a></text:p>
          <text:p text:style-name="P46"><text:a xlink:type="simple" xlink:href="#__RefHeading___Toc6672_3439664581" text:style-name="Index_20_Link" text:visited-style-name="Index_20_Link">5. Этапы, состав работ и ожидаемые результаты их выполнения<text:tab/>17</text:a></text:p>
          <text:p text:style-name="P46"><text:a xlink:type="simple" xlink:href="#__RefHeading___Toc20712_4170965207" text:style-name="Index_20_Link" text:visited-style-name="Index_20_Link">6. Требования к работам, качеству и результатам их выполнения<text:tab/>18</text:a></text:p>
          <text:p text:style-name="P48"><text:a xlink:type="simple" xlink:href="#__RefHeading___Toc20714_4170965207" text:style-name="Index_20_Link" text:visited-style-name="Index_20_Link">6.1. Требования к выполнению работ по этапу «Обследование объекта автоматизации»<text:tab/>19</text:a></text:p>
          <text:p text:style-name="P48"><text:a xlink:type="simple" xlink:href="#__RefHeading___Toc20716_4170965207" text:style-name="Index_20_Link" text:visited-style-name="Index_20_Link">6.2. Требования к проведению работ на этапе «Разработка ЕИС»<text:tab/>19</text:a></text:p>
          <text:p text:style-name="P48"><text:a xlink:type="simple" xlink:href="#__RefHeading___Toc20718_4170965207" text:style-name="Index_20_Link" text:visited-style-name="Index_20_Link">6.3. Требования к выполнению работ по разработке документации<text:tab/>19</text:a></text:p>
          <text:p text:style-name="P48"><text:a xlink:type="simple" xlink:href="#__RefHeading___Toc20720_4170965207" text:style-name="Index_20_Link" text:visited-style-name="Index_20_Link">6.4. Требования к выполнению работ на этапе «Разработка рабочей документации на систему и ее части»<text:tab/>20</text:a></text:p>
          <text:p text:style-name="P48"><text:soft-page-break/><text:a xlink:type="simple" xlink:href="#__RefHeading___Toc20722_4170965207" text:style-name="Index_20_Link" text:visited-style-name="Index_20_Link">6.5. Требования к разработке Системы<text:tab/>20</text:a></text:p>
          <text:p text:style-name="P48"><text:a xlink:type="simple" xlink:href="#__RefHeading___Toc1662_3406279150" text:style-name="Index_20_Link" text:visited-style-name="Index_20_Link">6.6. Требования к пусконаладочным работам<text:tab/>21</text:a></text:p>
          <text:p text:style-name="P48"><text:a xlink:type="simple" xlink:href="#__RefHeading___Toc20726_4170965207" text:style-name="Index_20_Link" text:visited-style-name="Index_20_Link">6.7. Требования к проведению предварительных испытаний<text:tab/>21</text:a></text:p>
          <text:p text:style-name="P48"><text:a xlink:type="simple" xlink:href="#__RefHeading___Toc20728_4170965207" text:style-name="Index_20_Link" text:visited-style-name="Index_20_Link">6.8. Требования к выполнению работ по этапу «Опытная эксплуатация системы в рамках «пилотной зоны»<text:tab/>21</text:a></text:p>
          <text:p text:style-name="P48"><text:a xlink:type="simple" xlink:href="#__RefHeading___Toc20730_4170965207" text:style-name="Index_20_Link" text:visited-style-name="Index_20_Link">6.9. Требования к выполнению работ по этапу «Проведение приемочных испытаний и приемка системы в промышленную эксплуатацию»<text:tab/>21</text:a></text:p>
          <text:p text:style-name="P46"><text:a xlink:type="simple" xlink:href="#__RefHeading___Toc20732_4170965207" text:style-name="Index_20_Link" text:visited-style-name="Index_20_Link">7. Требования к гарантийному обслуживанию ЕИС<text:tab/>22</text:a></text:p>
          <text:p text:style-name="P46"><text:a xlink:type="simple" xlink:href="#__RefHeading___Toc6728_2027055574" text:style-name="Index_20_Link" text:visited-style-name="Index_20_Link">Заключение<text:tab/>23</text:a></text:p>
        </text:index-body>
      </text:table-of-content>
      <text:p text:style-name="Standard"/>
      <text:h text:style-name="P67" text:outline-level="1"><text:bookmark-start text:name="__RefHeading___Toc305_2811604141"/>Общие сведения<text:bookmark-end text:name="__RefHeading___Toc305_2811604141"/></text:h>
      <text:h text:style-name="Heading_20_2" text:outline-level="2"><text:bookmark-start text:name="__RefHeading___Toc6708_2027055574"/>Наименование работ<text:bookmark-end text:name="__RefHeading___Toc6708_2027055574"/></text:h>
      <text:p text:style-name="Body_20_Text_20_Indent"><text:span text:style-name="T21">Полное наименование системы:</text:span> <text:span text:style-name="T42">сайт «Аналитическая машина ЮФУ». </text:span></text:p>
      <text:p text:style-name="P30">Полное наименование работ:</text:p>
      <text:list xml:id="list2239443565" text:style-name="WWNum17">
        <text:list-item>
          <text:p text:style-name="P77">Выполнение работ по созданию и внедрению <text:span text:style-name="T42">сайта «Аналитическая машина ЮФУ». </text:span></text:p>
        </text:list-item>
      </text:list>
      <text:h text:style-name="Heading_20_2" text:outline-level="2"><text:bookmark-start text:name="__RefHeading___Toc15269_1205210151"/>Источники и порядок финансирования<text:bookmark-end text:name="__RefHeading___Toc15269_1205210151"/></text:h>
      <text:p text:style-name="Body_20_Text_20_Indent">Финансирование выполнения работ осуществляется за счет Заказчика.</text:p>
      <text:p text:style-name="Body_20_Text_20_Indent">Порядок финансирования определяется условиями Контракта.</text:p>
      <text:h text:style-name="Heading_20_2" text:outline-level="2"><text:bookmark-start text:name="__RefHeading___Toc6710_2027055574"/>Заказчик<text:bookmark-end text:name="__RefHeading___Toc6710_2027055574"/></text:h>
      <text:p text:style-name="Body_20_Text_20_Indent"><text:span text:style-name="T21">Полное наименование:</text:span> «Федеральное государственное автономное образовательное учреждение высшего образования «Южный федеральный университет».</text:p>
      <text:p text:style-name="Body_20_Text_20_Indent"><text:span text:style-name="T21">Сокращенное наименование:</text:span> ЮФУ</text:p>
      <text:p text:style-name="Body_20_Text_20_Indent"><text:span text:style-name="T21">Место нахождения:</text:span> 344090, г. Росто<text:span text:style-name="T59">в</text:span>-на-Дону, ул. Зорге, 5.</text:p>
      <text:p text:style-name="Body_20_Text_20_Indent"><text:span text:style-name="T21">Почтовый адрес:</text:span> 344090, г. Росто<text:span text:style-name="T59">в</text:span>-на-Дону, ул. Зорге, 5.</text:p>
      <text:p text:style-name="P31">Далее по тексту — Заказчик.</text:p>
      <text:h text:style-name="Heading_20_2" text:outline-level="2"><text:bookmark-start text:name="__RefHeading___Toc6716_2027055574"/>Место и сроки выполнения работ<text:bookmark-end text:name="__RefHeading___Toc6716_2027055574"/></text:h>
      <text:h text:style-name="Heading_20_3" text:outline-level="3"><text:bookmark-start text:name="__RefHeading___Toc6718_2027055574"/>Место выполнения работ<text:bookmark-end text:name="__RefHeading___Toc6718_2027055574"/></text:h>
      <text:p text:style-name="P29"><text:span text:style-name="T22">Название руководства:</text:span> «<text:span text:style-name="T39">Фирма</text:span>»</text:p>
      <text:p text:style-name="P29"><text:span text:style-name="T22">Адрес руководства:</text:span> <text:span text:style-name="T35">ул. Зорге, 5, Ростов-на-Дону</text:span></text:p>
      <text:p text:style-name="P29"><text:span text:style-name="T36">Расположение серверов:</text:span><text:span text:style-name="T35"> ул. Зорге, 5, Ростов-на-Дону</text:span></text:p>
      <text:p text:style-name="First_20_line_20_indent"><text:span text:style-name="T38">Адреса, кому необходимо организовать рабочее место: </text:span><text:span text:style-name="T37">ул. Зорге, 5, Ростов-на-Дону</text:span></text:p>
      <text:h text:style-name="Heading_20_3" text:outline-level="3"><text:bookmark-start text:name="__RefHeading___Toc6720_2027055574"/>Сроки выполнения работ<text:bookmark-end text:name="__RefHeading___Toc6720_2027055574"/></text:h>
      <text:p text:style-name="Body_20_Text_20_Indent"><text:span text:style-name="T21">Начало выполнения работ</text:span> — <text:span text:style-name="T39">15</text:span>.<text:span text:style-name="T61">11</text:span>.2019.</text:p>
      <text:p text:style-name="P9"><text:span text:style-name="T10">Окончание выполнения работ</text:span><text:span text:style-name="T9"> — </text:span><text:span text:style-name="T17">15</text:span><text:span text:style-name="T9">.</text:span><text:span text:style-name="T11">1</text:span><text:span text:style-name="T17">2</text:span><text:span text:style-name="T9">.2019, включительно.</text:span></text:p>
      <text:h text:style-name="Heading_20_2" text:outline-level="2"><text:bookmark-start text:name="__RefHeading___Toc15271_1205210151"/><text:soft-page-break/>Пользователи ЕИС<text:bookmark-end text:name="__RefHeading___Toc15271_1205210151"/></text:h>
      <text:p text:style-name="Название_20_таблицы">Таблица <text:sequence text:ref-name="refTable0" text:name="Table" text:formula="ooow:Table+1" style:num-format="1">1</text:sequence>. Пользователи ЕИС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20">№</text:p>
            </table:table-cell>
            <table:table-cell table:style-name="Таблица13.A1" office:value-type="string">
              <text:p text:style-name="P20">Наименование групп пользователей</text:p>
            </table:table-cell>
            <table:table-cell table:style-name="Таблица13.C1" office:value-type="string">
              <text:p text:style-name="P20">Оценочное количество пользователей указанной группы</text:p>
            </table:table-cell>
          </table:table-row>
        </table:table-header-rows>
        <table:table-row>
          <table:table-cell table:style-name="Таблица13.A2" office:value-type="string">
            <text:list xml:id="list1657323524" text:style-name="L2">
              <text:list-item>
                <text:p text:style-name="P74"/>
              </text:list-item>
            </text:list>
          </table:table-cell>
          <table:table-cell table:style-name="Таблица13.A2" office:value-type="string">
            <text:p text:style-name="P17">Глобальный администратор</text:p>
          </table:table-cell>
          <table:table-cell table:style-name="Таблица13.C2" office:value-type="string">
            <text:p text:style-name="P19">Не ограничено</text:p>
          </table:table-cell>
        </table:table-row>
        <table:table-row>
          <table:table-cell table:style-name="Таблица13.A2" office:value-type="string">
            <text:list xml:id="list43105068089192" text:continue-numbering="true" text:style-name="L2">
              <text:list-item>
                <text:p text:style-name="P74"/>
              </text:list-item>
            </text:list>
          </table:table-cell>
          <table:table-cell table:style-name="Таблица13.A2" office:value-type="string">
            <text:p text:style-name="P17">Локальный администратор</text:p>
          </table:table-cell>
          <table:table-cell table:style-name="Таблица13.C2" office:value-type="string">
            <text:p text:style-name="P18">Не ограничено</text:p>
          </table:table-cell>
        </table:table-row>
        <table:table-row>
          <table:table-cell table:style-name="Таблица13.A2" office:value-type="string">
            <text:list xml:id="list43103867506739" text:continue-numbering="true" text:style-name="L2">
              <text:list-item>
                <text:p text:style-name="P74"/>
              </text:list-item>
            </text:list>
          </table:table-cell>
          <table:table-cell table:style-name="Таблица13.A2" office:value-type="string">
            <text:p text:style-name="P17">Лица, имеющие право просмотра</text:p>
          </table:table-cell>
          <table:table-cell table:style-name="Таблица13.C2" office:value-type="string">
            <text:p text:style-name="P18">Не ограничено</text:p>
          </table:table-cell>
        </table:table-row>
      </table:table>
      <text:h text:style-name="Heading_20_2" text:outline-level="2"><text:bookmark-start text:name="__RefHeading___Toc16966_3655330513"/>Основание для выполнения работ<text:bookmark-end text:name="__RefHeading___Toc16966_3655330513"/></text:h>
      <text:p text:style-name="Body_20_Text_20_Indent">Основаниями для выполнения работ являются:</text:p>
      <text:list xml:id="list3293969862" text:style-name="WWNum18">
        <text:list-item>
          <text:p text:style-name="P78"><text:span text:style-name="T21">Государственный контракт № 1 от </text:span><text:span text:style-name="T23">17</text:span><text:span text:style-name="T21">.0</text:span><text:span text:style-name="T23">9</text:span><text:span text:style-name="T21">.2019 г.</text:span> на выполнение работ по созданию и внедрению <text:span text:style-name="T42">сайта</text:span> «<text:span text:style-name="T43">А</text:span><text:span text:style-name="T42">налитическая машина ЮФУ</text:span>».</text:p>
        </text:list-item>
      </text:list>
      <text:p text:style-name="P9">Работы должны выполняться на основании нормативных правовых актов Российской Федерации и Ростовской области, перечень которых приведен в таблице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header-rows>
          <table:table-row>
            <table:table-cell table:style-name="Таблица26.A1" office:value-type="string">
              <text:p text:style-name="P25">№</text:p>
            </table:table-cell>
            <table:table-cell table:style-name="Таблица26.A1" office:value-type="string">
              <text:p text:style-name="P25">Вид документа</text:p>
            </table:table-cell>
            <table:table-cell table:style-name="Таблица26.A1" office:value-type="string">
              <text:p text:style-name="P25">Наименование документа</text:p>
            </table:table-cell>
            <table:table-cell table:style-name="Таблица26.D1" office:value-type="string">
              <text:p text:style-name="P25">Реквизиты документа</text:p>
            </table:table-cell>
          </table:table-row>
        </table:table-header-rows>
        <table:table-row>
          <table:table-cell table:style-name="Таблица26.A2" office:value-type="string">
            <text:list xml:id="list1497399350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Гражданский кодекс Российской Федерации (часть 1)</text:p>
          </table:table-cell>
          <table:table-cell table:style-name="Таблица26.D2" office:value-type="string">
            <text:p text:style-name="P21">№ 51-ФЗ </text:p>
            <text:p text:style-name="P21">от 30.11.1994 г.</text:p>
          </table:table-cell>
        </table:table-row>
        <table:table-row>
          <table:table-cell table:style-name="Таблица26.A2" office:value-type="string">
            <text:list xml:id="list43105148320421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Гражданский кодекс Российской Федерации (часть 2)</text:p>
          </table:table-cell>
          <table:table-cell table:style-name="Таблица26.D2" office:value-type="string">
            <text:p text:style-name="P21">№ 14-ФЗ </text:p>
            <text:p text:style-name="P21">от 26.01.1996 г.</text:p>
          </table:table-cell>
        </table:table-row>
        <table:table-row>
          <table:table-cell table:style-name="Таблица26.A2" office:value-type="string">
            <text:list xml:id="list43105099676807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Гражданский кодекс Российской Федерации (часть 3)</text:p>
          </table:table-cell>
          <table:table-cell table:style-name="Таблица26.D2" office:value-type="string">
            <text:p text:style-name="P21">№ 146-ФЗ </text:p>
            <text:p text:style-name="P21">от 26.11.2001 г.</text:p>
          </table:table-cell>
        </table:table-row>
        <table:table-row>
          <table:table-cell table:style-name="Таблица26.A2" office:value-type="string">
            <text:list xml:id="list43104910317313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Гражданский кодекс Российской Федерации (часть 4)</text:p>
          </table:table-cell>
          <table:table-cell table:style-name="Таблица26.D2" office:value-type="string">
            <text:p text:style-name="P21">№ 230-ФЗ </text:p>
            <text:p text:style-name="P21">от 18.12.2006 г.</text:p>
          </table:table-cell>
        </table:table-row>
        <table:table-row>
          <table:table-cell table:style-name="Таблица26.A2" office:value-type="string">
            <text:list xml:id="list43104149385973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Бюджетный кодекс Российской Федерации</text:p>
          </table:table-cell>
          <table:table-cell table:style-name="Таблица26.D2" office:value-type="string">
            <text:p text:style-name="P21">№ 145-ФЗ </text:p>
            <text:p text:style-name="P21">от 31.07.1998 г.</text:p>
          </table:table-cell>
        </table:table-row>
        <table:table-row>
          <table:table-cell table:style-name="Таблица26.A2" office:value-type="string">
            <text:list xml:id="list43104528683485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О защите конкуренции</text:p>
          </table:table-cell>
          <table:table-cell table:style-name="Таблица26.D2" office:value-type="string">
            <text:p text:style-name="P21">№ 135-ФЗ </text:p>
            <text:p text:style-name="P21">от 26.07.2006 г.</text:p>
          </table:table-cell>
        </table:table-row>
        <table:table-row>
          <table:table-cell table:style-name="Таблица26.A2" office:value-type="string">
            <text:list xml:id="list43104430763056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Об автономных учреждениях</text:p>
          </table:table-cell>
          <table:table-cell table:style-name="Таблица26.D2" office:value-type="string">
            <text:p text:style-name="P21">№ 174-ФЗ</text:p>
            <text:p text:style-name="P21">от 03.11.2006 г.</text:p>
          </table:table-cell>
        </table:table-row>
        <table:table-row>
          <table:table-cell table:style-name="Таблица26.A2" office:value-type="string">
            <text:list xml:id="list43105694935490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О некоммерческих организациях</text:p>
          </table:table-cell>
          <table:table-cell table:style-name="Таблица26.D2" office:value-type="string">
            <text:p text:style-name="P21">№ 7‑ФЗ </text:p>
            <text:p text:style-name="P21">от 12.01.1996 г.</text:p>
          </table:table-cell>
        </table:table-row>
        <text:soft-page-break/>
        <table:table-row>
          <table:table-cell table:style-name="Таблица26.A2" office:value-type="string">
            <text:list xml:id="list43104339587862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1">Об информации, информационных технологиях и о защите информации</text:p>
          </table:table-cell>
          <table:table-cell table:style-name="Таблица26.D2" office:value-type="string">
            <text:p text:style-name="P21">№ 149-ФЗ </text:p>
            <text:p text:style-name="P21">от 27.07.2006 г.</text:p>
          </table:table-cell>
        </table:table-row>
        <table:table-row>
          <table:table-cell table:style-name="Таблица26.A2" office:value-type="string">
            <text:list xml:id="list43104740166761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6">О персональных данных</text:p>
          </table:table-cell>
          <table:table-cell table:style-name="Таблица26.D2" office:value-type="string">
            <text:p text:style-name="P26">№<text:span text:style-name="T3"> </text:span>152-ФЗ <text:line-break/>от 27.07.2006 г.</text:p>
          </table:table-cell>
        </table:table-row>
        <table:table-row>
          <table:table-cell table:style-name="Таблица26.A2" office:value-type="string">
            <text:list xml:id="list43104405611969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Федеральный закон</text:p>
          </table:table-cell>
          <table:table-cell table:style-name="Таблица26.A2" office:value-type="string">
            <text:p text:style-name="P26">Об электронной подписи</text:p>
          </table:table-cell>
          <table:table-cell table:style-name="Таблица26.D2" office:value-type="string">
            <text:p text:style-name="P21">№ 63-ФЗ</text:p>
            <text:p text:style-name="P21">от 06.04.2011 г.</text:p>
          </table:table-cell>
        </table:table-row>
        <table:table-row>
          <table:table-cell table:style-name="Таблица26.A2" office:value-type="string">
            <text:list xml:id="list43104541495671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6">Указ Президента Российской Федерации</text:p>
          </table:table-cell>
          <table:table-cell table:style-name="Таблица26.A2" office:value-type="string">
            <text:p text:style-name="P21">Об утверждении Доктрины информационной безопасности Российской Федерации</text:p>
          </table:table-cell>
          <table:table-cell table:style-name="Таблица26.D2" office:value-type="string">
            <text:p text:style-name="P21">№ 646 </text:p>
            <text:p text:style-name="P21">от 05.12.2016 г.</text:p>
          </table:table-cell>
        </table:table-row>
        <table:table-row>
          <table:table-cell table:style-name="Таблица26.A2" office:value-type="string">
            <text:list xml:id="list43104308556065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Постановление Правительства Российской Федерации</text:p>
          </table:table-cell>
          <table:table-cell table:style-name="Таблица26.A2" office:value-type="string">
            <text:p text:style-name="P21">О требованиях к порядку создания, развития, ввода в эксплуатацию, эксплуатации и вывода из эксплуатации государственных информационных систем и дальнейшего хранения содержащейся в их базах данных информации</text:p>
          </table:table-cell>
          <table:table-cell table:style-name="Таблица26.D2" office:value-type="string">
            <text:p text:style-name="P21">№ 676 </text:p>
            <text:p text:style-name="P21">от 06.07.2015 г.</text:p>
          </table:table-cell>
        </table:table-row>
        <table:table-row>
          <table:table-cell table:style-name="Таблица26.A2" office:value-type="string">
            <text:list xml:id="list43104026238132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Постановление Правительства Российской Федерации</text:p>
          </table:table-cell>
          <table:table-cell table:style-name="Таблица26.A2" office:value-type="string">
            <text:p text:style-name="P21">Об утверждении требований к защите персональных данных при их обработке в информационных системах персональных данных</text:p>
          </table:table-cell>
          <table:table-cell table:style-name="Таблица26.D2" office:value-type="string">
            <text:p text:style-name="P21">№ 1119 </text:p>
            <text:p text:style-name="P21">от 01.11.2012 г.</text:p>
          </table:table-cell>
        </table:table-row>
        <table:table-row>
          <table:table-cell table:style-name="Таблица26.A2" office:value-type="string">
            <text:list xml:id="list43103990197564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Постановление Правительства Российской Федерации</text:p>
          </table:table-cell>
          <table:table-cell table:style-name="Таблица26.A2" office:value-type="string">
            <text:p text:style-name="P21">О требованиях к порядку создания, развития, ввода в эксплуатацию, эксплуатации и вывода из эксплуатации государственных информационных систем и дальнейшего хранения содержащейся в их базах данных информации</text:p>
          </table:table-cell>
          <table:table-cell table:style-name="Таблица26.D2" office:value-type="string">
            <text:p text:style-name="P21">N 676</text:p>
            <text:p text:style-name="P21">от 06.07.2015</text:p>
          </table:table-cell>
        </table:table-row>
        <table:table-row>
          <table:table-cell table:style-name="Таблица26.A2" office:value-type="string">
            <text:list xml:id="list43104084371351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Распоряжение Правительства Российской Федерации</text:p>
          </table:table-cell>
          <table:table-cell table:style-name="Таблица26.A2" office:value-type="string">
            <text:p text:style-name="P21">Об утверждении Концепции региональной информатизации</text:p>
          </table:table-cell>
          <table:table-cell table:style-name="Таблица26.D2" office:value-type="string">
            <text:p text:style-name="P21">№ 2769-р</text:p>
            <text:p text:style-name="P21">от 29.12.2014</text:p>
          </table:table-cell>
        </table:table-row>
        <table:table-row>
          <table:table-cell table:style-name="Таблица26.A2" office:value-type="string">
            <text:list xml:id="list43105981819258" text:continue-numbering="true" text:style-name="L3">
              <text:list-item>
                <text:p text:style-name="P75"/>
              </text:list-item>
            </text:list>
          </table:table-cell>
          <table:table-cell table:style-name="Таблица26.A2" office:value-type="string">
            <text:p text:style-name="P21">Приказ ФСТЭК России</text:p>
          </table:table-cell>
          <table:table-cell table:style-name="Таблица26.A2" office:value-type="string">
            <text:p text:style-name="P21">Об утверждении Требований о защите информации, не составляющей государственную <text:soft-page-break/>тайну, содержащейся в государственных информационных системах</text:p>
          </table:table-cell>
          <table:table-cell table:style-name="Таблица26.D2" office:value-type="string">
            <text:p text:style-name="P21">№ 17 </text:p>
            <text:p text:style-name="P21">от 11.02.2013 г.</text:p>
          </table:table-cell>
        </table:table-row>
      </table:table>
      <text:p text:style-name="P6"/>
      <text:h text:style-name="Heading_20_1" text:outline-level="1"><text:bookmark-start text:name="__RefHeading___Toc20670_4170965207"/>Назначение цели задачи выполнения работ по созданию и внедрению ЕИС<text:bookmark-end text:name="__RefHeading___Toc20670_4170965207"/></text:h>
      <text:h text:style-name="Heading_20_2" text:outline-level="2"><text:bookmark-start text:name="__RefHeading___Toc20672_4170965207"/>Предпосылки выполнения работ<text:bookmark-end text:name="__RefHeading___Toc20672_4170965207"/></text:h>
      <text:p text:style-name="P42"><text:span text:style-name="T39">Существует множество </text:span><text:span text:style-name="T43">р</text:span><text:span text:style-name="T42">азличных онлайн-калькуляторов, которые могут вычислить разного рода интегралы, взять производные и тд. Но да данный момент существует очень мало сайтов, предоставляющих возможность воспользоваться онлайн более сложными математическими методами. Данный сайт дает такую возможность.</text:span></text:p>
      <text:p text:style-name="Body_20_Text_20_Indent">Фактический <text:span text:style-name="T61">уровень </text:span><text:span text:style-name="T42">доступности сайтов с разного рода онлайн-калькуляторами различных математических методов</text:span>:</text:p>
      <text:list xml:id="list43105348179880" text:continue-list="list3293969862" text:style-name="WWNum18">
        <text:list-item>
          <text:p text:style-name="P78"><text:span text:style-name="T42">однотипность и идентичность</text:span>;</text:p>
        </text:list-item>
        <text:list-item>
          <text:p text:style-name="P38"><text:span text:style-name="T42">отсутствие расширенных возможностей</text:span>;</text:p>
        </text:list-item>
        <text:list-item>
          <text:p text:style-name="P38"><text:span text:style-name="T42">на русскоязычных сайтах отсутствуют определенные онлайн-калькуляторы разных математических методов</text:span>.</text:p>
        </text:list-item>
      </text:list>
      <text:p text:style-name="Body_20_Text_20_Indent">Таким образом, фактический уровень <text:span text:style-name="T65">доступности сайтов с разного рода онлайн-калькуляторами различных математических методов</text:span> не позволяет реализовать ряд ключевых преимуществ современных информационных технологий, прежде всего: ввод и хранение данных, вывод аналитической информации, доступная и быстрая автоматизация получения требуемой пользователем информации.</text:p>
      <text:p text:style-name="Body_20_Text_20_Indent">Учитывая текущую ситуацию, создание и внедрение <text:span text:style-name="T44">сайта</text:span> «<text:span text:style-name="T40">А</text:span><text:span text:style-name="T44">налитическая машина ЮФУ</text:span>» позволит обеспечить применение современных методов <text:span text:style-name="T44">исчисления в рамках</text:span> деятельности ЮФУ.</text:p>
      <text:h text:style-name="Heading_20_2" text:outline-level="2"><text:bookmark-start text:name="__RefHeading___Toc20674_4170965207"/>Назначение работ<text:bookmark-end text:name="__RefHeading___Toc20674_4170965207"/></text:h>
      <text:p text:style-name="First_20_line_20_indent">Работы предназначены для построения <text:span text:style-name="T44">сайта</text:span> «<text:span text:style-name="T40">А</text:span><text:span text:style-name="T44">налитическая машина ЮФУ</text:span>», обеспечивающе<text:span text:style-name="T65">го доступ к онлайн-калькуляторам по различного рода математическим методам, которые определяют более точное значение, погрешность и тд.</text:span></text:p>
      <text:h text:style-name="Heading_20_2" text:outline-level="2"><text:bookmark-start text:name="__RefHeading___Toc20676_4170965207"/><text:soft-page-break/>Цели работ<text:bookmark-end text:name="__RefHeading___Toc20676_4170965207"/></text:h>
      <text:p text:style-name="Body_20_Text_20_Indent">Выполнение работ по созданию и внедрению <text:span text:style-name="T44">сайта</text:span> «<text:span text:style-name="T40">А</text:span><text:span text:style-name="T44">налитическая машина ЮФУ</text:span>» должно обеспечить достижение следующих целей:</text:p>
      <text:list xml:id="list3989068774" text:style-name="WWNum19">
        <text:list-item>
          <text:p text:style-name="P39">предоставить возможность организации электронного взаимодействия между основными используемыми информационными системами;</text:p>
        </text:list-item>
        <text:list-item>
          <text:p text:style-name="P40">минимизировать дублирование информации, многократный ввод и обработк<text:span text:style-name="T16">у</text:span> данных;</text:p>
        </text:list-item>
        <text:list-item>
          <text:p text:style-name="P39"><text:span text:style-name="T65">р</text:span>еализовать возможность получения аналитической информации;</text:p>
        </text:list-item>
        <text:list-item>
          <text:p text:style-name="P43">предоставить возможность использования сложных математических методов.</text:p>
        </text:list-item>
      </text:list>
      <text:h text:style-name="Heading_20_2" text:outline-level="2"><text:bookmark-start text:name="__RefHeading___Toc20678_4170965207"/>Задачи работ<text:bookmark-end text:name="__RefHeading___Toc20678_4170965207"/></text:h>
      <text:p text:style-name="Body_20_Text_20_Indent">В рамках выполнения работ Подрядчик должен путем разработки <text:span text:style-name="T44">сайта «Аналитическая машина ЮФУ»</text:span> решить следующие задачи:</text:p>
      <text:list xml:id="list3342842882" text:style-name="WWNum21">
        <text:list-item>
          <text:p text:style-name="P79">ввод данных со специальных интерактивных окон;</text:p>
        </text:list-item>
        <text:list-item>
          <text:p text:style-name="P41">получение следующей аналитической информации:</text:p>
        </text:list-item>
      </text:list>
      <text:list xml:id="list2216368191" text:style-name="WWNum23">
        <text:list-item>
          <text:p text:style-name="P44">Точное значение функции по данным аргументам;</text:p>
        </text:list-item>
        <text:list-item>
          <text:p text:style-name="P44">Более точная погрешность измерения;</text:p>
        </text:list-item>
        <text:list-item>
          <text:p text:style-name="P44">Нахождение корней уравнений;</text:p>
        </text:list-item>
        <text:list-item>
          <text:p text:style-name="P44">Нахождение интегралов;</text:p>
        </text:list-item>
        <text:list-item>
          <text:p text:style-name="P44">Нахождение производной функции;</text:p>
        </text:list-item>
        <text:list-item>
          <text:p text:style-name="P44">Построение графиков;</text:p>
          <text:p text:style-name="P45"/>
        </text:list-item>
      </text:list>
      <text:h text:style-name="Heading_20_1" text:outline-level="1"><text:bookmark-start text:name="__RefHeading___Toc20680_4170965207"/>Характеристики объекта автоматизации<text:bookmark-end text:name="__RefHeading___Toc20680_4170965207"/></text:h>
      <text:h text:style-name="Heading_20_2" text:outline-level="2"><text:bookmark-start text:name="__RefHeading___Toc20682_4170965207"/><text:span text:style-name="T58">С</text:span>ведения об объекте автоматизации<text:bookmark-end text:name="__RefHeading___Toc20682_4170965207"/></text:h>
      <text:p text:style-name="First_20_line_20_indent">Объектом автоматизации является процесс <text:span text:style-name="T44">выполнения различных математических методов, предоставленных на сайте «Аналитическая машина ЮФУ». </text:span></text:p>
      <text:p text:style-name="First_20_line_20_indent">Участниками процесса исполнения указанных выше полномочий являются: сотрудники <text:span text:style-name="T50">учетной</text:span> организации <text:span text:style-name="T50">по закупкам </text:span>ЮФУ.</text:p>
      <text:h text:style-name="Heading_20_2" text:outline-level="2"><text:bookmark-start text:name="__RefHeading___Toc20684_4170965207"/>Сведения об эксплуатируемых в рамках «пилотной зоны» информационных системах и базах данных<text:bookmark-end text:name="__RefHeading___Toc20684_4170965207"/></text:h>
      <text:h text:style-name="Heading_20_3" text:outline-level="3"><text:bookmark-start text:name="__RefHeading___Toc6722_2027055574"/>Назначение цели задачи выполнения <text:line-break/>работ по анализу <text:span text:style-name="T56">А</text:span>ИС и БД<text:bookmark-end text:name="__RefHeading___Toc6722_2027055574"/></text:h>
      <text:p text:style-name="P6"><text:span text:style-name="T9">Работы предназначены для подготовки к внедрению </text:span><text:span text:style-name="T46">сайта</text:span><text:span text:style-name="T9">, обеспечивающе</text:span><text:span text:style-name="T18">го исполнение математических методов, которые не предоставляют другие сайты по причине их узконаправленности.</text:span></text:p>
      <text:h text:style-name="Heading_20_3" text:outline-level="3"><text:bookmark-start text:name="__RefHeading___Toc20686_4170965207"/><text:span text:style-name="T57">С</text:span><text:span text:style-name="T9">ведения об эксплуатируемых информационных системах и базах данных</text:span><text:bookmark-end text:name="__RefHeading___Toc20686_4170965207"/></text:h>
      <text:p text:style-name="P6"><text:span text:style-name="T9">В настоящее время в ЮФУ эксплуатируется ряд отраслевых </text:span><text:span text:style-name="T15">автоматизированных</text:span><text:span text:style-name="T9"> информационных систем (далее – </text:span><text:span text:style-name="T15">А</text:span><text:span text:style-name="T9">ИС) и баз данных (далее – БД), использующихся для обеспечения реализации </text:span><text:span text:style-name="T12">различного рода задач</text:span><text:span text:style-name="T9">:</text:span></text:p>
      <text:p text:style-name="Название_20_таблицы">Таблица <text:sequence text:ref-name="refTable1" text:name="Table" text:formula="ooow:Table+1" style:num-format="1">2</text:sequence>. ИС и БД, использующиеся в деятельности ЮФУ.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23">№<text:line-break/>п/п</text:p>
            </table:table-cell>
            <table:table-cell table:style-name="Таблица29.A1" office:value-type="string">
              <text:p text:style-name="P23">Наименование ИС и БД</text:p>
            </table:table-cell>
            <table:table-cell table:style-name="Таблица29.A1" office:value-type="string">
              <text:p text:style-name="P23">Назначение</text:p>
            </table:table-cell>
            <table:table-cell table:style-name="Таблица29.D1" office:value-type="string">
              <text:p text:style-name="P23">Краткие технические характеристики</text:p>
            </table:table-cell>
          </table:table-row>
        </table:table-header-rows>
        <table:table-row>
          <table:table-cell table:style-name="Таблица29.A2" office:value-type="string">
            <text:list xml:id="list1845657893" text:style-name="L4">
              <text:list-item>
                <text:p text:style-name="P76"/>
              </text:list-item>
            </text:list>
          </table:table-cell>
          <table:table-cell table:style-name="Таблица29.A2" office:value-type="string">
            <text:p text:style-name="P21"/>
          </table:table-cell>
          <table:table-cell table:style-name="Таблица29.A2" office:value-type="string">
            <text:p text:style-name="P21"/>
          </table:table-cell>
          <table:table-cell table:style-name="Таблица29.D2" office:value-type="string">
            <text:p text:style-name="P21"/>
          </table:table-cell>
        </table:table-row>
        <table:table-row>
          <table:table-cell table:style-name="Таблица29.A2" office:value-type="string">
            <text:list xml:id="list43104466560607" text:continue-numbering="true" text:style-name="L4">
              <text:list-item>
                <text:p text:style-name="P76"/>
              </text:list-item>
            </text:list>
          </table:table-cell>
          <table:table-cell table:style-name="Таблица29.A2" office:value-type="string">
            <text:p text:style-name="P21"/>
          </table:table-cell>
          <table:table-cell table:style-name="Таблица29.A2" office:value-type="string">
            <text:p text:style-name="P21"/>
          </table:table-cell>
          <table:table-cell table:style-name="Таблица29.D2" office:value-type="string">
            <text:p text:style-name="P21"/>
          </table:table-cell>
        </table:table-row>
      </table:table>
      <text:h text:style-name="Heading_20_3" text:outline-level="3"><text:bookmark-start text:name="__RefHeading___Toc20688_4170965207"/>Сведения о внешних системах<text:bookmark-end text:name="__RefHeading___Toc20688_4170965207"/></text:h>
      <text:p text:style-name="P8">Сведения о внешних информационных системах, с которыми взаимодействует ЮФУ:</text:p>
      <text:p text:style-name="P34"><text:soft-page-break/>Таблица <text:sequence text:ref-name="refTable2" text:name="Table" text:formula="ooow:Table+1" style:num-format="1">3</text:sequence>. Сведения о внешних информационных системах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3">№<text:line-break/>п/п</text:p>
            </table:table-cell>
            <table:table-cell table:style-name="Таблица1.A1" office:value-type="string">
              <text:p text:style-name="P23">Наименование внешней системы</text:p>
            </table:table-cell>
            <table:table-cell table:style-name="Таблица1.A1" office:value-type="string">
              <text:p text:style-name="P23">Данные, участвующие в обмене</text:p>
            </table:table-cell>
            <table:table-cell table:style-name="Таблица1.D1" office:value-type="string">
              <text:p text:style-name="P23">Способы обмена</text:p>
            </table:table-cell>
          </table:table-row>
        </table:table-header-rows>
        <table:table-row>
          <table:table-cell table:style-name="Таблица1.A2" office:value-type="string">
            <text:list xml:id="list43104542964369" text:continue-list="list43104466560607" text:style-name="L4">
              <text:list-item text:start-value="1">
                <text:p text:style-name="P76"/>
              </text:list-item>
            </text:list>
          </table:table-cell>
          <table:table-cell table:style-name="Таблица1.A2" office:value-type="string">
            <text:p text:style-name="P21">ИС Университет</text:p>
          </table:table-cell>
          <table:table-cell table:style-name="Таблица1.A2" office:value-type="string">
            <text:p text:style-name="P22"/>
          </table:table-cell>
          <table:table-cell table:style-name="Таблица1.D2" office:value-type="string">
            <text:p text:style-name="P24"><text:span text:style-name="T33">О</text:span><text:span text:style-name="T32">существляется по протоколу JSON</text:span></text:p>
          </table:table-cell>
        </table:table-row>
      </table:table>
      <text:h text:style-name="P70" text:outline-level="3" text:is-list-header="true"/>
      <text:h text:style-name="Heading_20_1" text:outline-level="1"><text:bookmark-start text:name="__RefHeading___Toc20692_4170965207"/>Требования к ЕИС<text:bookmark-end text:name="__RefHeading___Toc20692_4170965207"/></text:h>
      <text:h text:style-name="Heading_20_2" text:outline-level="2"><text:bookmark-start text:name="__RefHeading___Toc20694_4170965207"/>Общие требования к ЕИС<text:bookmark-end text:name="__RefHeading___Toc20694_4170965207"/></text:h>
      <text:p text:style-name="P7">ЕИС должна иметь возможности администрирования системы.</text:p>
      <text:p text:style-name="P7">ЕИС должна иметь возможности развития и модернизации системы в соответствии с условиями, установленными настоящим Техническим заданием.</text:p>
      <text:p text:style-name="P7">ЕИС должна содержать унифицированные форматы данных в части обмена сведениями с внешними информационными ресурсами.</text:p>
      <text:p text:style-name="P7">ЕИС должна поддерживать форматный и логический контроль вводимых данных.</text:p>
      <text:p text:style-name="P7">ЕИС должна предусматривать возможность соответствия требованиям законодательства Российской Федерации в части обеспечения защиты информации и хранения персональных данных.</text:p>
      <text:p text:style-name="P7">В рамках выполнения работ по созданию и внедрению ЕИС Подрядчиком должны быть произведены настройки архивирования (репликации, резервирования) базы данных Системы с использованием средств общесистемного программного обеспечения, предоставленного Заказчиком. </text:p>
      <text:p text:style-name="P7">При выполнении работ по созданию и внедрению ЕИС должен быть обеспечен импорт (конвертация) данных из существующих систем и баз данных.</text:p>
      <text:h text:style-name="Heading_20_2" text:outline-level="2"><text:bookmark-start text:name="__RefHeading___Toc20696_4170965207"/>Требования к архитектуре ЕИС<text:bookmark-end text:name="__RefHeading___Toc20696_4170965207"/></text:h>
      <text:p text:style-name="P7">Архитектурная модель ЕИС должна включать 2 основных компонента:</text:p>
      <text:p text:style-name="P7">- Сервер баз данных;</text:p>
      <text:p text:style-name="P6"><text:span text:style-name="T9">- </text:span><text:span text:style-name="T46">Сайт</text:span><text:span text:style-name="T9">.</text:span></text:p>
      <text:p text:style-name="P6"><text:span text:style-name="T46">Сайт</text:span><text:span text:style-name="T9"> – интерфейсный графический компонент ЕИС, предоставляемый конечному пользователю. Данный компонент имеет прямые связи с базой данных, осуществляет хранение настроек сеанса связи, проверк</text:span><text:span text:style-name="T19">у</text:span><text:span text:style-name="T9"> вводимых значений на допустимость и соответствие формату.</text:span></text:p>
      <text:p text:style-name="P7"><text:soft-page-break/>Сервер баз данных обеспечивает централизованное хранение, обслуживание и обеспечение реляционной целостности данных, предоставляя их по запросу различным приложениям, тем самым реализуя единое информационное пространство для их<text:span text:style-name="T56"> </text:span>функционирования.</text:p>
      <text:h text:style-name="Heading_20_2" text:outline-level="2"><text:bookmark-start text:name="__RefHeading___Toc1658_3406279150"/>Требования к структуре базы данных<text:bookmark-end text:name="__RefHeading___Toc1658_3406279150"/></text:h>
      <text:h text:style-name="Heading_20_2" text:outline-level="2"><text:bookmark-start text:name="__RefHeading___Toc1660_3406279150"/>Требования к интерфейсу пользователя<text:bookmark-end text:name="__RefHeading___Toc1660_3406279150"/></text:h>
      <text:h text:style-name="P69" text:outline-level="2"><text:bookmark-start text:name="__RefHeading___Toc20698_4170965207"/>Функциональные требования к ЕИС<text:bookmark-end text:name="__RefHeading___Toc20698_4170965207"/></text:h>
      <text:p text:style-name="First_20_line_20_indent">Функциональные возможности ЕИС должны обеспечить возможность решения <text:span text:style-name="T66">различного рода </text:span>задач.</text:p>
      <text:p text:style-name="P28">ЕИС должна обеспечивать:</text:p>
      <text:list xml:id="list3878979892" text:style-name="L5">
        <text:list-item>
          <text:p text:style-name="P51">администрирование системы;</text:p>
        </text:list-item>
        <text:list-item>
          <text:p text:style-name="P51">хранение данных;</text:p>
        </text:list-item>
        <text:list-item>
          <text:p text:style-name="P51">внесение данных;</text:p>
        </text:list-item>
        <text:list-item>
          <text:p text:style-name="P52">удаление данны<text:span text:style-name="T15">х;</text:span></text:p>
        </text:list-item>
        <text:list-item>
          <text:p text:style-name="P51">получение аналитической информации;</text:p>
        </text:list-item>
      </text:list>
      <text:h text:style-name="Heading_20_2" text:outline-level="2"><text:bookmark-start text:name="__RefHeading___Toc20704_4170965207"/>Требования по патентной чистоте<text:bookmark-end text:name="__RefHeading___Toc20704_4170965207"/></text:h>
      <text:p text:style-name="First_20_line_20_indent">Реализация программных, организационных и иных решений, предусмотренных проектированием Системы, не должна приводить к нарушению авторских и смежных прав третьих лиц. Работы должны выполняться с соблюдением требований части 4 Гражданского кодекса Российской Федерации в отношении охраны прав на результаты интеллектуальной деятельности правообладателя Программы для ЭВМ и иных лиц.</text:p>
      <text:p text:style-name="First_20_line_20_indent">В случае использования Подрядчиком в рамках реализации функциональных требований к Системе готового программного обеспечения, Подрядчик обязуется заключить с Заказчиком лицензионный (сублицензионный) договор в соответствии с Государственным контрактом в целях использования готового программного обеспечения. </text:p>
      <text:p text:style-name="First_20_line_20_indent"><text:soft-page-break/>Исключительные права на результаты выполнения работ, полученные при создании ЕИС, принадлежат Заказчику.</text:p>
      <text:h text:style-name="Heading_20_2" text:outline-level="2"><text:bookmark-start text:name="__RefHeading___Toc20706_4170965207"/>Дополнительные требования<text:bookmark-end text:name="__RefHeading___Toc20706_4170965207"/></text:h>
      <text:p text:style-name="First_20_line_20_indent">Разрабатываемая Подрядчиком Система должна обеспечивать удовлетворение дополнительных требований:</text:p>
      <text:list xml:id="list2613200714" text:style-name="L6">
        <text:list-item>
          <text:p text:style-name="P53">Язык программирования:</text:p>
        </text:list-item>
        <text:list-item>
          <text:p text:style-name="P54">База данных: <text:span text:style-name="T8">MySQL</text:span></text:p>
        </text:list-item>
      </text:list>
      <text:h text:style-name="Heading_20_2" text:outline-level="2"><text:bookmark-start text:name="__RefHeading___Toc20708_4170965207"/>Требования к аппаратному и общесистемному программному обеспечению<text:bookmark-end text:name="__RefHeading___Toc20708_4170965207"/></text:h>
      <text:p text:style-name="P7">Подрядчик <text:span text:style-name="T56">обязуется</text:span> на этапе выполнения работ «Обследование» в течение 3-х рабочих дней с <text:span text:style-name="T56">фактического</text:span> дня начала выполнения работ рассчитать и обосновать требования к аппаратному и общесистемному программному обеспечению, которое необходимо будет использовать для развертывания ЕИС в процессе создания и эксплуатации Системы. Аппаратное и общесистемное программное обеспечение предоставляется Заказчиком на этапе разработки ЕИС.</text:p>
      <text:p text:style-name="P6"><text:span text:style-name="T15">Необходимо, чтобы о</text:span><text:span text:style-name="T9">бщесистемное программное обеспечение бы</text:span><text:span text:style-name="T15">ло</text:span><text:span text:style-name="T9"> обосновано с учетом требований постановления Правительства Р</text:span><text:span text:style-name="T6">оссийск</text:span><text:span text:style-name="T15">ой </text:span><text:span text:style-name="T3">Ф</text:span><text:span text:style-name="T6">едераци</text:span><text:span text:style-name="T15">и</text:span><text:span text:style-name="T9"> от 16 ноября 2015 г. № 1236 «Об установлении запрета на допуск программного обеспечения, происходящего из иностранных государств, для целей осуществления закупок для обеспечения государственных и муниципальных нужд».</text:span></text:p>
      <text:h text:style-name="P64" text:outline-level="1"><text:bookmark-start text:name="__RefHeading___Toc6672_3439664581"/>Этапы, состав работ и ожидаемые результаты их выполнения<text:bookmark-end text:name="__RefHeading___Toc6672_3439664581"/></text:h>
      <text:h text:style-name="Heading_20_1" text:outline-level="1"><text:bookmark-start text:name="__RefHeading___Toc20712_4170965207"/>Требования к работам, качеству и результатам их выполнения<text:bookmark-end text:name="__RefHeading___Toc20712_4170965207"/></text:h>
      <text:p text:style-name="First_20_line_20_indent">Работы по созданию и внедрению ЕИС должны выполняться в соответствии с Постановлением Правительства Российской Федерации <text:s/>от 06.07.2015 N 676 «О требованиях к порядку создания, развития, ввода в эксплуатацию, эксплуатации и вывода из эксплуатации государственных информационных систем и дальнейшего хранения содержащейся в их базах данных информации».</text:p>
      <text:p text:style-name="First_20_line_20_indent">При выполнении работ и разработке документации на ЕИС Подрядчик должен руководствоваться требованиями следующих стандартов: </text:p>
      <text:list xml:id="list459503188" text:style-name="L7">
        <text:list-item>
          <text:p text:style-name="P55">ГОСТ 19.201-78. «Единая система программной документации (ЕСПД). Техническое задание. Требования к содержанию и оформлению»;</text:p>
        </text:list-item>
        <text:list-item>
          <text:p text:style-name="P55">ГОСТ 19.301-79. «Программа и методика испытаний. Требования к содержанию и оформлению»;</text:p>
        </text:list-item>
        <text:list-item>
          <text:p text:style-name="P55">ГОСТ 19.401-78. «Текст программы. Требования к содержанию и оформлению»;</text:p>
        </text:list-item>
        <text:list-item>
          <text:p text:style-name="P55">ГОСТ 19.402-78. «Описание программы»;</text:p>
        </text:list-item>
        <text:list-item>
          <text:p text:style-name="P55">ГОСТ 34.602-89. «Техническое задание на создание автоматизированной системы»;</text:p>
        </text:list-item>
        <text:list-item>
          <text:p text:style-name="P55">ГОСТ 24.104-85. «Единая система стандартов автоматизированных систем управления. Автоматизированные системы управления. Общие требования»;</text:p>
        </text:list-item>
        <text:list-item>
          <text:p text:style-name="P55">РД 50-34.698-90. «Методические указания. Информационная технология. Комплекс стандартов на автоматизированные системы. Автоматизированные системы. Требования к содержанию документов»;</text:p>
        </text:list-item>
        <text:list-item>
          <text:p text:style-name="P55">ГОСТ 34.201-89. «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»;</text:p>
        </text:list-item>
        <text:list-item>
          <text:p text:style-name="P55"><text:soft-page-break/>ГОСТ 34.603-92. «Информационная технология. Виды испытаний автоматизированных систем».</text:p>
        </text:list-item>
      </text:list>
      <text:p text:style-name="First_20_line_20_indent">Подрядчик должен провести все работы в соответствии с требованиями настоящего Технического задания.</text:p>
      <text:h text:style-name="Heading_20_2" text:outline-level="2"><text:bookmark-start text:name="__RefHeading___Toc20714_4170965207"/>Требования к выполнению работ по этапу «Обследование объекта автоматизации»<text:bookmark-end text:name="__RefHeading___Toc20714_4170965207"/></text:h>
      <text:p text:style-name="P7">Перед началом проведения работ по обследованию объекта автоматизации Подрядчик составляет и направляет на согласование Заказчику Программу обследования объекта автоматизации с указанием мероприятий и сроков их проведения, необходимых для качественного выполнения работ на данном этапе.</text:p>
      <text:h text:style-name="Heading_20_2" text:outline-level="2"><text:bookmark-start text:name="__RefHeading___Toc20716_4170965207"/>Требования к проведению работ на этапе «Разработка ЕИС»<text:bookmark-end text:name="__RefHeading___Toc20716_4170965207"/></text:h>
      <text:p text:style-name="P7">На этапе 2 Подрядчик должен произвести:</text:p>
      <text:list xml:id="list3480432915" text:style-name="L8">
        <text:list-item>
          <text:p text:style-name="P59">Разработку документации на систему и ее части;</text:p>
        </text:list-item>
        <text:list-item>
          <text:p text:style-name="P59">Разработку рабочей документации на систему и ее части;</text:p>
        </text:list-item>
        <text:list-item>
          <text:p text:style-name="P59">Разработку Системы;</text:p>
        </text:list-item>
        <text:list-item>
          <text:p text:style-name="P59">Пусконаладочные работы;</text:p>
        </text:list-item>
        <text:list-item>
          <text:p text:style-name="P59">Проведение предварительных испытаний.</text:p>
        </text:list-item>
      </text:list>
      <text:h text:style-name="Heading_20_2" text:outline-level="2"><text:bookmark-start text:name="__RefHeading___Toc20718_4170965207"/>Требования к выполнению работ по разработке документации<text:bookmark-end text:name="__RefHeading___Toc20718_4170965207"/></text:h>
      <text:p text:style-name="First_20_line_20_indent">Документ «Пояснительная записка к техническому проекту» должен содержать развернутые описания конкретных решений с указанием их соответствия требованиям по разделам настоящего Технического задания. При этом должны быть явно указаны качественные и количественные характеристики и другие параметры решений, реализующие требования Технического задания.</text:p>
      <text:p text:style-name="First_20_line_20_indent">Документ «Описание информационного обеспечения» должен на уровне приложений содержать документы в соответствии с РД 50-34.698-90 «Описание организации информационной базы. Описание систем классификации и <text:soft-page-break/>кодирования. Каталог базы данных. Массив входных данных. Состав выходных данных».</text:p>
      <text:h text:style-name="Heading_20_2" text:outline-level="2"><text:bookmark-start text:name="__RefHeading___Toc20720_4170965207"/>Требования к выполнению работ на этапе «Разработка рабочей документации на систему и ее части»<text:bookmark-end text:name="__RefHeading___Toc20720_4170965207"/></text:h>
      <text:p text:style-name="P7">Подрядчик должен разработать пакет рабочей документации на систему и ее части в соответствии с требованиями ГОСТ 34.201-89, ГОСТ 34.603-92, РД 50-34.698-90, ГОСТ 19.201-78.</text:p>
      <text:p text:style-name="P7">Рабочая документация на систему и ее части должна содержать сведения, необходимые для выполнения работ по вводу системы в эксплуатацию, а также сведения о порядке эксплуатации системы, необходимые для выполнения работ по поддержанию уровня эксплуатационных характеристик (качества) системы, установленных в Техническом проекте.</text:p>
      <text:p text:style-name="P7">Рабочая документация на систему и ее части представляется как в печатном виде, так и на электронном носителе.</text:p>
      <text:p text:style-name="P7">Порядок согласования и утверждения рабочей документации, устанавливается настоящим Техническим заданием.</text:p>
      <text:h text:style-name="Heading_20_2" text:outline-level="2"><text:bookmark-start text:name="__RefHeading___Toc20722_4170965207"/>Требования к разработке Системы<text:bookmark-end text:name="__RefHeading___Toc20722_4170965207"/></text:h>
      <text:p text:style-name="P7">Подрядчик осуществляет разработку ЕИС на основании настоящего Технического задания, разработанных и утвержденных документов на систему и ее части, рабочих документов на систему и ее части.</text:p>
      <text:p text:style-name="P7">По итогам разработки ЕИС Подрядчик должен представить Заказчику:</text:p>
      <text:list xml:id="list3547482078" text:style-name="L9">
        <text:list-item>
          <text:p text:style-name="P60">Исходный код Системы;</text:p>
        </text:list-item>
        <text:list-item>
          <text:p text:style-name="P60">Руководство по установке и настройке Системы;</text:p>
        </text:list-item>
        <text:list-item>
          <text:p text:style-name="P60">Программу и методику предварительных испытаний разработанной ЕИС, оформленные в соответствии с ГОСТ 19.301-79.</text:p>
        </text:list-item>
      </text:list>
      <text:p text:style-name="P7">Программа и методика предварительных испытаний разработанной ЕИС согласовываются и утверждаются Заказчиком в порядке, установленном настоящим Техническим заданием.</text:p>
      <text:p text:style-name="P7"><text:soft-page-break/>Работы по разработке ЕИС проводятся как по месту нахождения Заказчика, так и по месту нахождения Подрядчика.</text:p>
      <text:h text:style-name="Heading_20_2" text:outline-level="2"><text:bookmark-start text:name="__RefHeading___Toc1662_3406279150"/>Требования к <text:span text:style-name="T9">пусконалад</text:span><text:span text:style-name="T14">оч</text:span><text:span text:style-name="T9">ным</text:span> работам<text:bookmark-end text:name="__RefHeading___Toc1662_3406279150"/></text:h>
      <text:p text:style-name="P7">В рамках проведения пусконаладочных работ Подрядчик должен провести: </text:p>
      <text:list xml:id="list4086020904" text:style-name="L10">
        <text:list-item>
          <text:p text:style-name="P61">установку и комплексную настройку Системы и ее частей на серверном оборудовании Заказчика;</text:p>
        </text:list-item>
        <text:list-item>
          <text:p text:style-name="P61">настройку ЕИС в соответствии требованиями, установленными в <text:s/>Техническом проекте.</text:p>
        </text:list-item>
      </text:list>
      <text:h text:style-name="Heading_20_2" text:outline-level="2"><text:bookmark-start text:name="__RefHeading___Toc20726_4170965207"/>Требования к проведению предварительных испытаний<text:bookmark-end text:name="__RefHeading___Toc20726_4170965207"/></text:h>
      <text:p text:style-name="P7">На этапе предварительных испытаний ЕИС Подрядчиком разрабатываются Программа и методики предварительных испытаний, в соответствии с которыми осуществляется проверка системы на работоспособность и соответствие Техническому заданию, Техническому проекту и рабочей документацией на систему и ее части.</text:p>
      <text:h text:style-name="Heading_20_2" text:outline-level="2"><text:bookmark-start text:name="__RefHeading___Toc20728_4170965207"/>Требования к выполнению работ по этапу «Опытная эксплуатация системы в рамках «пилотной зоны»<text:bookmark-end text:name="__RefHeading___Toc20728_4170965207"/></text:h>
      <text:p text:style-name="P7">Подрядчик должен провести опытную эксплуатацию ЕИС с участием пользователей в течение срока, установленного настоящим Техническим заданием. В течение опытной эксплуатации Подрядчик должен обеспечить возможность использования пользователями всех функций ЕИС на всех объектах внедрения ЕИС.</text:p>
      <text:h text:style-name="Heading_20_2" text:outline-level="2"><text:bookmark-start text:name="__RefHeading___Toc20730_4170965207"/>Требования к выполнению работ по этапу «Проведение приемочных испытаний и приемка системы в промышленную эксплуатацию»<text:bookmark-end text:name="__RefHeading___Toc20730_4170965207"/></text:h>
      <text:p text:style-name="P7">В рамках проведения работ Подрядчик должен осуществить:</text:p>
      <text:list xml:id="list2354638139" text:style-name="L11">
        <text:list-item>
          <text:p text:style-name="P62"><text:soft-page-break/>Разработку Программы и методики приемочных испытаний и согласование ее с Заказчиком в порядке, установленном настоящим Техническим заданием;</text:p>
        </text:list-item>
        <text:list-item>
          <text:p text:style-name="P62">Подготовку ЕИС к проведению приемочных испытаний и приемке в промышленную эксплуатацию;</text:p>
        </text:list-item>
        <text:list-item>
          <text:p text:style-name="P62">Проведение совместно с Заказчиком приемочных испытаний на соответствие требованиям Технического задания в соответствии с Программой и методикой приемочных испытаний.</text:p>
        </text:list-item>
        <text:list-item>
          <text:p text:style-name="P63">Передачу Заказчику дистрибутивов программного обеспечения ЕИС, исходного кода на созданное программное обеспечение, а также актуальную на день окончания приемочных испытаний рабочую и иную документацию на систему и ее части.</text:p>
        </text:list-item>
      </text:list>
      <text:h text:style-name="P66" text:outline-level="1"><text:bookmark-start text:name="__RefHeading___Toc20732_4170965207"/>Требования к гарантийному обслуживанию ЕИС<text:bookmark-end text:name="__RefHeading___Toc20732_4170965207"/></text:h>
      <text:p text:style-name="P7">Предметом гарантийного обязательства является разработанная Система, созданная Подрядчиком по результатам выполнения работ в соответствии с настоящим Техническим заданием и Государственным контрактом.</text:p>
      <text:p text:style-name="P7">Гарантийное обслуживание должно осуществляться Подрядчиком в течение 12 (двенадцати) месяцев со дня подписания акта приема-передачи выполненных работ.</text:p>
      <text:p text:style-name="P7">Условия гарантийного обслуживания и гарантии качества определяются настоящим Техническим заданием.</text:p>
      <text:h text:style-name="P68" text:outline-level="1"><text:bookmark-start text:name="__RefHeading___Toc6728_2027055574"/>Заключение<text:bookmark-end text:name="__RefHeading___Toc6728_2027055574"/></text:h>
      <text:p text:style-name="First_20_line_20_indent">Исполнителем проведен анализ существующего на текущий момент информационного пространства <text:span text:style-name="T9">процесса </text:span><text:span text:style-name="T47">эксплуатации различного рода математических методов</text:span>, которое представляет собой разрозненные БД, ИС <text:span text:style-name="T9">и документы</text:span>, слабо связанные между собой интеграционными взаимодействиями.</text:p>
      <text:p text:style-name="First_20_line_20_indent">Отсутствие ЕИС приводит к возникновению множества проблем, связанных с актуальностью, достоверностью и полнотой данных, их сбором и координацией в различных ИС.</text:p>
      <text:p text:style-name="First_20_line_20_indent">Разработка и внедрение ЕИС позволит оптимизировать информационные потоки в рамках <text:span text:style-name="T20">вычислительных </text:span>процессов, а также значительно повысит скорость обработки и последующего анализа информации. При этом на данный момент имеются следующие риски:</text:p>
      <text:list xml:id="list1592607784" text:style-name="L12">
        <text:list-item>
          <text:p text:style-name="P56">Повышение требований к качеству вносимых данных и к точности работы операторов. Во избежание риска внесения ошибочных данных в рамках проекта внедрения рекомендуется ввести дополнительные процессы, позволяющие гарантировать качество вносимых и конвертируемых данных и правильность принимаемых решений.</text:p>
        </text:list-item>
        <text:list-item>
          <text:p text:style-name="P56">Риск неправильной работы ЕИС, для снижения которого необходимо:</text:p>
        </text:list-item>
      </text:list>
      <text:list xml:id="list2852838681" text:style-name="L13">
        <text:list-item>
          <text:p text:style-name="P57">подготовить детальную документацию всех процессов, уделяя особое внимание тем, которые влияют на интерфейс между подсистемами;</text:p>
        </text:list-item>
        <text:list-item>
          <text:p text:style-name="P57">подготовить план тестирования,</text:p>
        </text:list-item>
        <text:list-item>
          <text:p text:style-name="P57">подготовить план развертывания и внедрения ЕИС,</text:p>
        </text:list-item>
        <text:list-item>
          <text:p text:style-name="P57">подготовить и развернуть систему удаленной обратной связи с пользователями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Unicode MS1" svg:font-family="'Arial Unicode MS'" style:font-family-generic="swiss"/>
    <style:font-face style:name="Helv Kaz" svg:font-family="'Helv Kaz'" style:font-family-generic="system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.423cm" fo:margin-bottom="0.212cm" loext:contextual-spacing="false" style:page-number="auto" fo:keep-with-next="always" style:writing-mode="page">
        <style:tab-stops/>
      </style:paragraph-properties>
      <style:text-properties style:font-name="Arial" fo:font-family="Arial" style:font-style-name="Обычный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 fo:line-height="150%" fo:text-align="justify" style:justify-single-word="false" style:writing-mode="page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>
      <style:paragraph-properties fo:margin-left="0cm" fo:margin-right="0cm" fo:margin-top="0.071cm" fo:margin-bottom="0.141cm" loext:contextual-spacing="false" fo:line-height="150%" fo:text-align="justify" style:justify-single-word="false" fo:text-indent="1.501cm" style:auto-text-indent="false"/>
      <style:text-properties style:font-name="Times New Roman1" fo:font-family="'Times New Roman'" style:font-family-generic="roman" style:font-pitch="variable" fo:font-size="14pt" style:font-size-asian="14pt" style:font-name-complex="Times New Roman1" style:font-family-complex="'Times New Roman'" style:font-family-generic-complex="roman" style:font-pitch-complex="variable" style:font-size-complex="14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7cm" style:auto-text-indent="false" style:writing-mode="page"/>
    </style:style>
    <style:style style:name="Heading_20_1" style:display-name="Heading 1" style:family="paragraph" style:parent-style-name="Heading" style:next-style-name="Heading_20_2" style:default-outline-level="1" style:class="text" style:master-page-name="Standard">
      <loext:graphic-properties draw:fill="none" draw:fill-color="#729fcf"/>
      <style:paragraph-properties fo:margin-top="0.423cm" fo:margin-bottom="0.212cm" loext:contextual-spacing="false" style:page-number="auto" fo:break-before="auto" fo:break-after="auto" fo:background-color="transparent" style:shadow="none" text:number-lines="true" text:line-number="0" style:writing-mod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top="0.353cm" fo:margin-bottom="0.212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_20_1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тульный_20_лист" style:display-name="Титульный лист" style:family="paragraph" style:parent-style-name="Table_20_Contents">
      <style:paragraph-properties fo:margin-left="0cm" fo:margin-right="0cm" fo:margin-top="0.37cm" fo:margin-bottom="0.37cm" loext:contextual-spacing="true" fo:line-height="150%" fo:text-align="center" style:justify-single-word="false" fo:text-indent="0cm" style:auto-text-indent="false" style:writing-mode="page"/>
    </style:style>
    <style:style style:name="caption" style:family="paragraph" style:parent-style-name="Standard" style:default-outline-level="">
      <style:paragraph-properties fo:margin-left="0cm" fo:margin-right="0cm" fo:margin-top="0.212cm" fo:margin-bottom="0.212cm" loext:contextual-spacing="false" fo:line-height="100%" fo:text-indent="1.27cm" style:auto-text-indent="false"/>
      <style:text-properties fo:font-weight="bold" style:font-name-asian="Times New Roman2" style:font-family-asian="'Times New Roman'" style:font-family-generic-asian="system" style:font-pitch-asian="variable" style:language-asian="ru" style:country-asian="RU" style:font-weight-asian="bold" style:font-size-complex="10pt"/>
    </style:style>
    <style:style style:name="Обычный_20__28_тбл_29_" style:display-name="Обычный (тбл)" style:family="paragraph" style:parent-style-name="Standard" style:default-outline-level="">
      <style:paragraph-properties fo:margin-left="0cm" fo:margin-right="0cm" fo:margin-top="0.071cm" fo:margin-bottom="0.141cm" loext:contextual-spacing="false" fo:line-height="100%" fo:text-align="start" style:justify-single-word="false" fo:text-indent="0cm" style:auto-text-indent="false"/>
      <style:text-properties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9pt" style:font-weight-complex="bold"/>
    </style:style>
    <style:style style:name="Heading_20_3" style:display-name="Heading 3" style:family="paragraph" style:parent-style-name="Heading" style:next-style-name="First_20_line_20_indent" style:default-outline-level="3" style:class="text">
      <style:paragraph-properties fo:margin-top="0.247cm" fo:margin-bottom="0.212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First_20_line_20_indent" style:default-outline-level="4" style:class="text">
      <style:paragraph-properties fo:margin-top="0.212cm" fo:margin-bottom="0.212cm" loext:contextual-spacing="false" style:writing-mod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Название_20_таблицы" style:display-name="Название таблицы" style:family="paragraph" style:parent-style-name="Table_20_Contents">
      <style:paragraph-properties fo:margin-top="0.55cm" fo:margin-bottom="0.138cm" loext:contextual-spacing="false" style:writing-mode="page"/>
      <style:text-properties fo:font-weight="bold" style:font-size-asian="10.5pt" style:font-weight-asian="bold" style:font-weight-complex="bold"/>
    </style:style>
    <style:style style:name="Заголовок_20_ячеек_20__28_10пт_29_" style:display-name="Заголовок ячеек (10пт)" style:family="paragraph" style:parent-style-name="Table_20_Contents" style:next-style-name="Table_20_Contents">
      <style:paragraph-properties fo:text-align="center" style:justify-single-word="false" style:writing-mode="page"/>
      <style:text-properties fo:font-size="10pt" fo:font-weight="bold" style:font-size-asian="10pt" style:font-weight-asian="bold" style:font-size-complex="10pt" style:font-weight-complex="bold"/>
    </style:style>
    <style:style style:name="Ячейки_20__28_10пт_29_" style:display-name="Ячейки (10пт)" style:family="paragraph" style:parent-style-name="Table_20_Contents">
      <style:paragraph-properties fo:margin-left="0.093cm" fo:margin-right="0.093cm" fo:text-indent="0cm" style:auto-text-indent="false" style:writing-mode="page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itle_5f_1" style:display-name="Title_1" style:family="paragraph">
      <style:paragraph-properties fo:margin-top="0cm" fo:margin-bottom="0.106cm" loext:contextual-spacing="false" fo:hyphenation-ladder-count="no-limit" style:vertical-align="auto"/>
      <style:text-properties fo:text-transform="uppercase" style:font-name="Arial1" fo:font-family="Arial" style:font-family-generic="swiss" style:font-pitch="variable" fo:font-size="13.5pt" fo:font-weight="bold" style:letter-kerning="false" style:font-name-asian="Calibri" style:font-family-asian="Calibri" style:font-family-generic-asian="swiss" style:font-pitch-asian="variable" style:font-size-asian="13.5pt" style:language-asian="en" style:country-asian="US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Title_5f_2" style:display-name="Title_2" style:family="paragraph">
      <style:paragraph-properties fo:line-height="115%" fo:hyphenation-ladder-count="no-limit" style:vertical-align="auto"/>
      <style:text-properties style:font-name="Arial1" fo:font-family="Arial" style:font-family-generic="swiss" style:font-pitch="variable" fo:font-size="13.5pt" style:letter-kerning="false" style:font-name-asian="Calibri" style:font-family-asian="Calibri" style:font-family-generic-asian="swiss" style:font-pitch-asian="variable" style:font-size-asian="13.5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_5f_4" style:display-name="Title_4" style:family="paragraph">
      <style:paragraph-properties fo:text-align="center" style:justify-single-word="false" fo:hyphenation-ladder-count="no-limit" style:vertical-align="auto"/>
      <style:text-properties fo:text-transform="uppercase" style:font-name="Arial1" fo:font-family="Arial" style:font-family-generic="swiss" style:font-pitch="variable" fo:font-size="13.5pt" fo:font-weight="bold" style:letter-kerning="false" style:font-name-asian="Calibri" style:font-family-asian="Calibri" style:font-family-generic-asian="swiss" style:font-pitch-asian="variable" style:font-size-asian="13.5pt" style:language-asian="en" style:country-asian="US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Title_5f_3" style:display-name="Title_3" style:family="paragraph">
      <style:paragraph-properties fo:margin-top="0.423cm" fo:margin-bottom="0cm" loext:contextual-spacing="false" fo:text-align="center" style:justify-single-word="false" fo:hyphenation-ladder-count="no-limit" style:vertical-align="auto"/>
      <style:text-properties style:font-name="Times New Roman1" fo:font-family="'Times New Roman'" style:font-family-generic="roman" style:font-pitch="variable" fo:font-size="14pt" fo:font-weight="bold" style:letter-kerning="false" style:font-name-asian="Calibri" style:font-family-asian="Calibri" style:font-family-generic-asian="swiss" style:font-pitch-asian="variable" style:font-size-asian="14pt" style:language-asian="en" style:country-asian="US" style:font-weight-asian="bold" style:font-name-complex="Times New Roman1" style:font-family-complex="'Times New Roman'" style:font-family-generic-complex="roman" style:font-pitch-complex="variable" style:font-size-complex="14pt" style:language-complex="ar" style:country-complex="SA" fo:hyphenate="true" fo:hyphenation-remain-char-count="2" fo:hyphenation-push-char-count="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1.27cm" style:auto-text-indent="false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" style:default-outline-level="">
      <style:paragraph-properties fo:line-height="150%" fo:text-align="justify" style:justify-single-word="false"/>
      <style:text-properties fo:font-size="14pt" style:font-size-asian="14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Times New Roman" fo:font-family="'Times New Roman'" style:font-style-name="Обычный" style:font-family-generic="roman" style:font-pitch="variable" fo:font-size="14pt" style:font-size-asian="10.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haracter_5f_20_5f_style" style:display-name="Character_20_style" style:family="text"/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DBM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Участники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аблицы">
      <text:list-level-style-number text:level="1" style:num-prefix="Таблица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DBM_5f_Items" style:display-name="DBM_Items">
      <text:list-level-style-number text:level="1" text:style-name="Strong_20_Emphasis" style:num-prefix="Таблица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Приложения">
      <text:list-level-style-number text:level="1" style:num-prefix="Приложение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1.016cm" fo:margin-left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2.77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top="0.494cm" fo:margin-bottom="0cm" loext:contextual-spacing="false" fo:text-align="center" style:justify-single-word="false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Helv Kaz" fo:font-size="7pt" style:font-size-asian="7pt" style:language-asian="ru" style:country-asian="RU" style:font-name-complex="Calibri" style:font-size-complex="7pt" style:language-complex="ar" style:country-complex="SA"/>
    </style:style>
    <style:style style:name="MT2" style:family="text">
      <style:text-properties style:language-asian="ru" style:country-asian="RU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25cm" fo:margin-bottom="0.8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514cm" fo:margin-left="0cm" fo:margin-right="0cm" fo:margin-bottom="0cm" style:dynamic-spacing="true"/>
      </style:header-style>
      <style:footer-style>
        <style:header-footer-properties fo:min-height="2.12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МИНИСТЕРСТВО НАУКИ И ВЫСШЕГО ОБРАЗОВАНИЯ РФ<text:line-break/>Федеральное государственное автономное учреждение<text:line-break/>высшего образования<text:line-break/>«Южный федеральный университет»<text:line-break/>Физический факультет</text:p>
        <text:p text:style-name="MP3">Кафедра «Нанотехнология»<text:line-break/>28.03.01 — «Нанотехнологии и микросистемная техника»</text:p>
      </style:header>
      <style:footer>
        <text:p text:style-name="Footer">Ростов-на-Дону — 2019 г.</text:p>
      </style:footer>
    </style:master-page>
    <style:master-page style:name="HTML" style:page-layout-name="Mpm3"/>
    <style:master-page style:name="MPF0" style:page-layout-name="Mpm4" style:next-style-name="MP0">
      <style:header>
        <text:p text:style-name="MP4"><text:span text:style-name="Основной_20_шрифт_20_абзаца"><text:span text:style-name="MT1"/></text:span></text:p>
      </style:header>
      <style:footer>
        <text:p text:style-name="Footer">Ростов-на-Дону — 2017 г.</text:p>
      </style:footer>
    </style:master-page>
    <style:master-page style:name="MP0" style:page-layout-name="Mpm4">
      <style:header>
        <text:p text:style-name="MP4"><text:span text:style-name="Основной_20_шрифт_20_абзаца"><text:span text:style-name="MT2"/></text:span></text:p>
      </style:header>
      <style:footer>
        <text:p text:style-name="MP5"><text:page-number text:select-page="current">0</text:page-number></text:p>
        <text:p text:style-name="Footer"/>
      </style:footer>
    </style:master-page>
    <style:master-page style:name="Index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8-19T18:48:05.101000000</meta:creation-date>
    <dc:date>2019-12-04T04:31:01.679000000</dc:date>
    <meta:editing-duration>P1DT5H16M9S</meta:editing-duration>
    <meta:editing-cycles>309</meta:editing-cycles>
    <meta:generator>LibreOffice/6.3.2.2$Windows_x86 LibreOffice_project/98b30e735bda24bc04ab42594c85f7fd8be07b9c</meta:generator>
    <dc:creator>Егор Андеевич Душенко</dc:creator>
    <meta:document-statistic meta:table-count="8" meta:image-count="0" meta:object-count="0" meta:page-count="23" meta:paragraph-count="398" meta:word-count="3027" meta:character-count="24006" meta:non-whitespace-character-count="21436"/>
  </office:meta>
</office:document-meta>
</file>